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DAM</text:p>
          </table:table-cell>
          <table:table-cell table:style-name="ce1"/>
          <table:table-cell office:value-type="string" table:style-name="ce1">
            <text:p>Horizontalflip, Crop</text:p>
          </table:table-cell>
          <table:table-cell table:number-columns-repeated="8" table:style-name="ce1"/>
          <table:table-cell office:value-type="string" table:style-name="ce1">
            <text:p>ADAM</text:p>
          </table:table-cell>
          <table:table-cell table:style-name="ce1"/>
          <table:table-cell office:value-type="string" table:style-name="ce1">
            <text:p>Horizontalflip</text:p>
          </table:table-cell>
          <table:table-cell table:number-columns-repeated="8" table:style-name="ce1"/>
          <table:table-cell office:value-type="string" table:style-name="ce1">
            <text:p>ADAM</text:p>
          </table:table-cell>
          <table:table-cell table:number-columns-repeated="9" table:style-name="ce1"/>
          <table:table-cell office:value-type="string" table:style-name="ce1">
            <text:p>ADAM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Rotation Horizontal flip</text:p>
          </table:table-cell>
          <table:table-cell table:number-columns-repeated="7" table:style-name="ce1"/>
          <table:table-cell office:value-type="string" table:style-name="ce1">
            <text:p>ADAM<text:s/></text:p>
          </table:table-cell>
          <table:table-cell table:style-name="ce1"/>
          <table:table-cell office:value-type="string" table:style-name="ce1">
            <text:p>Horizontal + Jitter</text:p>
          </table:table-cell>
          <table:table-cell table:number-columns-repeated="8" table:style-name="ce1"/>
          <table:table-cell office:value-type="string" table:style-name="ce1">
            <text:p>ADAM<text:s/></text:p>
          </table:table-cell>
          <table:table-cell table:style-name="ce1"/>
          <table:table-cell office:value-type="string" table:style-name="ce1">
            <text:p>Horizontal + L2 reg 10^-6</text:p>
          </table:table-cell>
          <table:table-cell table:number-columns-repeated="16327"/>
        </table:table-row>
        <table:table-row table:style-name="ro1">
          <table:table-cell/>
          <table:table-cell office:value-type="string" table:style-name="ce1">
            <text:p>ImageClassifier(</text:p>
          </table:table-cell>
          <table:table-cell table:number-columns-repeated="10" table:style-name="ce1"/>
          <table:table-cell office:value-type="string" table:style-name="ce1">
            <text:p>ImageClassifier(</text:p>
          </table:table-cell>
          <table:table-cell table:number-columns-repeated="10" table:style-name="ce1"/>
          <table:table-cell office:value-type="string" table:style-name="ce1">
            <text:p>ImageClassifier(</text:p>
          </table:table-cell>
          <table:table-cell table:number-columns-repeated="9" table:style-name="ce1"/>
          <table:table-cell office:value-type="string" table:style-name="ce1">
            <text:p>ImageClassifier(</text:p>
          </table:table-cell>
          <table:table-cell table:number-columns-repeated="9" table:style-name="ce1"/>
          <table:table-cell office:value-type="string" table:style-name="ce1">
            <text:p>ImageClassifier(</text:p>
          </table:table-cell>
          <table:table-cell table:number-columns-repeated="10" table:style-name="ce1"/>
          <table:table-cell office:value-type="string" table:style-name="ce1">
            <text:p>ImageClassifier(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2"/>(feature_extractor): Sequential(</text:p>
          </table:table-cell>
          <table:table-cell table:number-columns-repeated="10" table:style-name="ce1"/>
          <table:table-cell office:value-type="string" table:style-name="ce1">
            <text:p><text:s text:c="2"/>(feature_extractor): Sequential(</text:p>
          </table:table-cell>
          <table:table-cell table:number-columns-repeated="10" table:style-name="ce1"/>
          <table:table-cell office:value-type="string" table:style-name="ce1">
            <text:p><text:s text:c="2"/>(feature_extractor): Sequential(</text:p>
          </table:table-cell>
          <table:table-cell table:number-columns-repeated="9" table:style-name="ce1"/>
          <table:table-cell office:value-type="string" table:style-name="ce1">
            <text:p><text:s text:c="2"/>(feature_extractor): Sequential(</text:p>
          </table:table-cell>
          <table:table-cell table:number-columns-repeated="9" table:style-name="ce1"/>
          <table:table-cell office:value-type="string" table:style-name="ce1">
            <text:p><text:s text:c="2"/>(feature_extractor): Sequential(</text:p>
          </table:table-cell>
          <table:table-cell table:number-columns-repeated="10" table:style-name="ce1"/>
          <table:table-cell office:value-type="string" table:style-name="ce1">
            <text:p><text:s text:c="2"/>(feature_extractor): Sequential(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0): Conv2d(3, 32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0): Conv2d(3, 32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0): Conv2d(3, 32, kernel_size=(3, 3), stride=(1, 1), padding=(1, 1))</text:p>
          </table:table-cell>
          <table:table-cell table:number-columns-repeated="9" table:style-name="ce1"/>
          <table:table-cell office:value-type="string" table:style-name="ce1">
            <text:p><text:s text:c="4"/>(0): Conv2d(3, 32, kernel_size=(3, 3), stride=(1, 1), padding=(1, 1))</text:p>
          </table:table-cell>
          <table:table-cell table:number-columns-repeated="9" table:style-name="ce1"/>
          <table:table-cell office:value-type="string" table:style-name="ce1">
            <text:p><text:s text:c="4"/>(0): Conv2d(3, 32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0): Conv2d(3, 32, kernel_size=(3, 3), stride=(1, 1), padding=(1, 1)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1): BatchNorm2d(32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1): BatchNorm2d(32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1): BatchNorm2d(32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1): BatchNorm2d(32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1): BatchNorm2d(32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1): BatchNorm2d(32, eps=1e-05, momentum=0.1, affine=True, track_running_stats=True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2): ReLU()</text:p>
          </table:table-cell>
          <table:table-cell table:number-columns-repeated="10" table:style-name="ce1"/>
          <table:table-cell office:value-type="string" table:style-name="ce1">
            <text:p><text:s text:c="4"/>(2): ReLU()</text:p>
          </table:table-cell>
          <table:table-cell table:number-columns-repeated="10" table:style-name="ce1"/>
          <table:table-cell office:value-type="string" table:style-name="ce1">
            <text:p><text:s text:c="4"/>(2): ReLU()</text:p>
          </table:table-cell>
          <table:table-cell table:number-columns-repeated="9" table:style-name="ce1"/>
          <table:table-cell office:value-type="string" table:style-name="ce1">
            <text:p><text:s text:c="4"/>(2): ReLU()</text:p>
          </table:table-cell>
          <table:table-cell table:number-columns-repeated="9" table:style-name="ce1"/>
          <table:table-cell office:value-type="string" table:style-name="ce1">
            <text:p><text:s text:c="4"/>(2): ReLU()</text:p>
          </table:table-cell>
          <table:table-cell table:number-columns-repeated="10" table:style-name="ce1"/>
          <table:table-cell office:value-type="string" table:style-name="ce1">
            <text:p><text:s text:c="4"/>(2): ReLU(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3): Conv2d(32, 64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3): Conv2d(32, 64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3): Conv2d(32, 64, kernel_size=(3, 3), stride=(1, 1), padding=(1, 1))</text:p>
          </table:table-cell>
          <table:table-cell table:number-columns-repeated="9" table:style-name="ce1"/>
          <table:table-cell office:value-type="string" table:style-name="ce1">
            <text:p><text:s text:c="4"/>(3): Conv2d(32, 64, kernel_size=(3, 3), stride=(1, 1), padding=(1, 1))</text:p>
          </table:table-cell>
          <table:table-cell table:number-columns-repeated="9" table:style-name="ce1"/>
          <table:table-cell office:value-type="string" table:style-name="ce1">
            <text:p><text:s text:c="4"/>(3): Conv2d(32, 64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3): Conv2d(32, 64, kernel_size=(3, 3), stride=(1, 1), padding=(1, 1)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4): BatchNorm2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4): BatchNorm2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4): BatchNorm2d(64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4): BatchNorm2d(64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4): BatchNorm2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4): BatchNorm2d(64, eps=1e-05, momentum=0.1, affine=True, track_running_stats=True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5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5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5): MaxPool2d(kernel_size=2, stride=2, padding=0, dilation=1, ceil_mode=False)</text:p>
          </table:table-cell>
          <table:table-cell table:number-columns-repeated="9" table:style-name="ce1"/>
          <table:table-cell office:value-type="string" table:style-name="ce1">
            <text:p><text:s text:c="4"/>(5): MaxPool2d(kernel_size=2, stride=2, padding=0, dilation=1, ceil_mode=False)</text:p>
          </table:table-cell>
          <table:table-cell table:number-columns-repeated="9" table:style-name="ce1"/>
          <table:table-cell office:value-type="string" table:style-name="ce1">
            <text:p><text:s text:c="4"/>(5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5): MaxPool2d(kernel_size=2, stride=2, padding=0, dilation=1, ceil_mode=False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6): ReLU()</text:p>
          </table:table-cell>
          <table:table-cell table:number-columns-repeated="10" table:style-name="ce1"/>
          <table:table-cell office:value-type="string" table:style-name="ce1">
            <text:p><text:s text:c="4"/>(6): ReLU()</text:p>
          </table:table-cell>
          <table:table-cell table:number-columns-repeated="10" table:style-name="ce1"/>
          <table:table-cell office:value-type="string" table:style-name="ce1">
            <text:p><text:s text:c="4"/>(6): ReLU()</text:p>
          </table:table-cell>
          <table:table-cell table:number-columns-repeated="9" table:style-name="ce1"/>
          <table:table-cell office:value-type="string" table:style-name="ce1">
            <text:p><text:s text:c="4"/>(6): ReLU()</text:p>
          </table:table-cell>
          <table:table-cell table:number-columns-repeated="9" table:style-name="ce1"/>
          <table:table-cell office:value-type="string" table:style-name="ce1">
            <text:p><text:s text:c="4"/>(6): ReLU()</text:p>
          </table:table-cell>
          <table:table-cell table:number-columns-repeated="10" table:style-name="ce1"/>
          <table:table-cell office:value-type="string" table:style-name="ce1">
            <text:p><text:s text:c="4"/>(6): ReLU(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7): Conv2d(64, 64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7): Conv2d(64, 64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7): Conv2d(64, 64, kernel_size=(3, 3), stride=(1, 1), padding=(1, 1))</text:p>
          </table:table-cell>
          <table:table-cell table:number-columns-repeated="9" table:style-name="ce1"/>
          <table:table-cell office:value-type="string" table:style-name="ce1">
            <text:p><text:s text:c="4"/>(7): Conv2d(64, 64, kernel_size=(3, 3), stride=(1, 1), padding=(1, 1))</text:p>
          </table:table-cell>
          <table:table-cell table:number-columns-repeated="9" table:style-name="ce1"/>
          <table:table-cell office:value-type="string" table:style-name="ce1">
            <text:p><text:s text:c="4"/>(7): Conv2d(64, 64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7): Conv2d(64, 64, kernel_size=(3, 3), stride=(1, 1), padding=(1, 1)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8): BatchNorm2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8): BatchNorm2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8): BatchNorm2d(64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8): BatchNorm2d(64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8): BatchNorm2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8): BatchNorm2d(64, eps=1e-05, momentum=0.1, affine=True, track_running_stats=True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9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9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9): MaxPool2d(kernel_size=2, stride=2, padding=0, dilation=1, ceil_mode=False)</text:p>
          </table:table-cell>
          <table:table-cell table:number-columns-repeated="9" table:style-name="ce1"/>
          <table:table-cell office:value-type="string" table:style-name="ce1">
            <text:p><text:s text:c="4"/>(9): MaxPool2d(kernel_size=2, stride=2, padding=0, dilation=1, ceil_mode=False)</text:p>
          </table:table-cell>
          <table:table-cell table:number-columns-repeated="9" table:style-name="ce1"/>
          <table:table-cell office:value-type="string" table:style-name="ce1">
            <text:p><text:s text:c="4"/>(9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9): MaxPool2d(kernel_size=2, stride=2, padding=0, dilation=1, ceil_mode=False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4"/>(10): ReLU()</text:p>
          </table:table-cell>
          <table:table-cell table:number-columns-repeated="10" table:style-name="ce1"/>
          <table:table-cell office:value-type="string" table:style-name="ce1">
            <text:p><text:s text:c="4"/>(10): ReLU()</text:p>
          </table:table-cell>
          <table:table-cell table:number-columns-repeated="10" table:style-name="ce1"/>
          <table:table-cell office:value-type="string" table:style-name="ce1">
            <text:p><text:s text:c="4"/>(10): ReLU()</text:p>
          </table:table-cell>
          <table:table-cell table:number-columns-repeated="9" table:style-name="ce1"/>
          <table:table-cell office:value-type="string" table:style-name="ce1">
            <text:p><text:s text:c="4"/>(10): ReLU()</text:p>
          </table:table-cell>
          <table:table-cell table:number-columns-repeated="9" table:style-name="ce1"/>
          <table:table-cell office:value-type="string" table:style-name="ce1">
            <text:p><text:s text:c="4"/>(10): ReLU()</text:p>
          </table:table-cell>
          <table:table-cell table:number-columns-repeated="10" table:style-name="ce1"/>
          <table:table-cell office:value-type="string" table:style-name="ce1">
            <text:p><text:s text:c="4"/>(10): ReLU(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9" table:style-name="ce1"/>
          <table:table-cell office:value-type="string" table:style-name="ce1">
            <text:p><text:s text:c="2"/>)</text:p>
          </table:table-cell>
          <table:table-cell table:number-columns-repeated="9" table:style-name="ce1"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<text:s text:c="2"/>(classifier): Sequential(</text:p>
          </table:table-cell>
          <table:table-cell table:number-columns-repeated="10" table:style-name="ce1"/>
          <table:table-cell office:value-type="string" table:style-name="ce1">
            <text:p><text:s text:c="2"/>(classifier): Sequential(</text:p>
          </table:table-cell>
          <table:table-cell table:number-columns-repeated="10" table:style-name="ce1"/>
          <table:table-cell office:value-type="string" table:style-name="ce1">
            <text:p><text:s text:c="2"/>(classifier): Sequential(</text:p>
          </table:table-cell>
          <table:table-cell table:number-columns-repeated="9" table:style-name="ce1"/>
          <table:table-cell office:value-type="string" table:style-name="ce1">
            <text:p><text:s text:c="2"/>(classifier): Sequential(</text:p>
          </table:table-cell>
          <table:table-cell table:number-columns-repeated="9" table:style-name="ce1"/>
          <table:table-cell office:value-type="string" table:style-name="ce1">
            <text:p><text:s text:c="2"/>(classifier): Sequential(</text:p>
          </table:table-cell>
          <table:table-cell table:number-columns-repeated="10" table:style-name="ce1"/>
          <table:table-cell office:value-type="string" table:style-name="ce1">
            <text:p><text:s text:c="2"/>(classifier): Sequential(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<text:s text:c="4"/>(0): Flatten(start_dim=1, end_dim=-1)</text:p>
          </table:table-cell>
          <table:table-cell table:number-columns-repeated="10" table:style-name="ce1"/>
          <table:table-cell office:value-type="string" table:style-name="ce1">
            <text:p><text:s text:c="4"/>(0): Flatten(start_dim=1, end_dim=-1)</text:p>
          </table:table-cell>
          <table:table-cell table:number-columns-repeated="10" table:style-name="ce1"/>
          <table:table-cell office:value-type="string" table:style-name="ce1">
            <text:p><text:s text:c="4"/>(0): Flatten(start_dim=1, end_dim=-1)</text:p>
          </table:table-cell>
          <table:table-cell table:number-columns-repeated="9" table:style-name="ce1"/>
          <table:table-cell office:value-type="string" table:style-name="ce1">
            <text:p><text:s text:c="4"/>(0): Flatten(start_dim=1, end_dim=-1)</text:p>
          </table:table-cell>
          <table:table-cell table:number-columns-repeated="9" table:style-name="ce1"/>
          <table:table-cell office:value-type="string" table:style-name="ce1">
            <text:p><text:s text:c="4"/>(0): Flatten(start_dim=1, end_dim=-1)</text:p>
          </table:table-cell>
          <table:table-cell table:number-columns-repeated="10" table:style-name="ce1"/>
          <table:table-cell office:value-type="string" table:style-name="ce1">
            <text:p><text:s text:c="4"/>(0): Flatten(start_dim=1, end_dim=-1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<text:s text:c="4"/>(1): Linear(in_features=4096, out_features=64, bias=True)</text:p>
          </table:table-cell>
          <table:table-cell table:number-columns-repeated="10" table:style-name="ce1"/>
          <table:table-cell office:value-type="string" table:style-name="ce1">
            <text:p><text:s text:c="4"/>(1): Linear(in_features=4096, out_features=64, bias=True)</text:p>
          </table:table-cell>
          <table:table-cell table:number-columns-repeated="10" table:style-name="ce1"/>
          <table:table-cell office:value-type="string" table:style-name="ce1">
            <text:p><text:s text:c="4"/>(1): Linear(in_features=4096, out_features=64, bias=True)</text:p>
          </table:table-cell>
          <table:table-cell table:number-columns-repeated="9" table:style-name="ce1"/>
          <table:table-cell office:value-type="string" table:style-name="ce1">
            <text:p><text:s text:c="4"/>(1): Linear(in_features=4096, out_features=64, bias=True)</text:p>
          </table:table-cell>
          <table:table-cell table:number-columns-repeated="9" table:style-name="ce1"/>
          <table:table-cell office:value-type="string" table:style-name="ce1">
            <text:p><text:s text:c="4"/>(1): Linear(in_features=4096, out_features=64, bias=True)</text:p>
          </table:table-cell>
          <table:table-cell table:number-columns-repeated="10" table:style-name="ce1"/>
          <table:table-cell office:value-type="string" table:style-name="ce1">
            <text:p><text:s text:c="4"/>(1): Linear(in_features=4096, out_features=64, bias=True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<text:s text:c="4"/>(2): BatchNorm1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2): BatchNorm1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2): BatchNorm1d(64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2): BatchNorm1d(64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2): BatchNorm1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2): BatchNorm1d(64, eps=1e-05, momentum=0.1, affine=True, track_running_stats=True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<text:s text:c="4"/>(3): ReLU()</text:p>
          </table:table-cell>
          <table:table-cell table:number-columns-repeated="10" table:style-name="ce1"/>
          <table:table-cell office:value-type="string" table:style-name="ce1">
            <text:p><text:s text:c="4"/>(3): ReLU()</text:p>
          </table:table-cell>
          <table:table-cell table:number-columns-repeated="10" table:style-name="ce1"/>
          <table:table-cell office:value-type="string" table:style-name="ce1">
            <text:p><text:s text:c="4"/>(3): ReLU()</text:p>
          </table:table-cell>
          <table:table-cell table:number-columns-repeated="9" table:style-name="ce1"/>
          <table:table-cell office:value-type="string" table:style-name="ce1">
            <text:p><text:s text:c="4"/>(3): ReLU()</text:p>
          </table:table-cell>
          <table:table-cell table:number-columns-repeated="9" table:style-name="ce1"/>
          <table:table-cell office:value-type="string" table:style-name="ce1">
            <text:p><text:s text:c="4"/>(3): ReLU()</text:p>
          </table:table-cell>
          <table:table-cell table:number-columns-repeated="10" table:style-name="ce1"/>
          <table:table-cell office:value-type="string" table:style-name="ce1">
            <text:p><text:s text:c="4"/>(3): ReLU(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<text:s text:c="4"/>(4): Linear(in_features=64, out_features=128, bias=True)</text:p>
          </table:table-cell>
          <table:table-cell table:number-columns-repeated="10" table:style-name="ce1"/>
          <table:table-cell office:value-type="string" table:style-name="ce1">
            <text:p><text:s text:c="4"/>(4): Linear(in_features=64, out_features=128, bias=True)</text:p>
          </table:table-cell>
          <table:table-cell table:number-columns-repeated="10" table:style-name="ce1"/>
          <table:table-cell office:value-type="string" table:style-name="ce1">
            <text:p><text:s text:c="4"/>(4): Linear(in_features=64, out_features=128, bias=True)</text:p>
          </table:table-cell>
          <table:table-cell table:number-columns-repeated="9" table:style-name="ce1"/>
          <table:table-cell office:value-type="string" table:style-name="ce1">
            <text:p><text:s text:c="4"/>(4): Linear(in_features=64, out_features=128, bias=True)</text:p>
          </table:table-cell>
          <table:table-cell table:number-columns-repeated="9" table:style-name="ce1"/>
          <table:table-cell office:value-type="string" table:style-name="ce1">
            <text:p><text:s text:c="4"/>(4): Linear(in_features=64, out_features=128, bias=True)</text:p>
          </table:table-cell>
          <table:table-cell table:number-columns-repeated="10" table:style-name="ce1"/>
          <table:table-cell office:value-type="string" table:style-name="ce1">
            <text:p><text:s text:c="4"/>(4): Linear(in_features=64, out_features=128, bias=True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<text:s text:c="4"/>(5): BatchNorm1d(128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5): BatchNorm1d(128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5): BatchNorm1d(128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5): BatchNorm1d(128, eps=1e-05, momentum=0.1, affine=True, track_running_stats=True)</text:p>
          </table:table-cell>
          <table:table-cell table:number-columns-repeated="9" table:style-name="ce1"/>
          <table:table-cell office:value-type="string" table:style-name="ce1">
            <text:p><text:s text:c="4"/>(5): BatchNorm1d(128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5): BatchNorm1d(128, eps=1e-05, momentum=0.1, affine=True, track_running_stats=True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<text:s text:c="4"/>(6): ReLU()</text:p>
          </table:table-cell>
          <table:table-cell table:number-columns-repeated="10" table:style-name="ce1"/>
          <table:table-cell office:value-type="string" table:style-name="ce1">
            <text:p><text:s text:c="4"/>(6): ReLU()</text:p>
          </table:table-cell>
          <table:table-cell table:number-columns-repeated="10" table:style-name="ce1"/>
          <table:table-cell office:value-type="string" table:style-name="ce1">
            <text:p><text:s text:c="4"/>(6): ReLU()</text:p>
          </table:table-cell>
          <table:table-cell table:number-columns-repeated="9" table:style-name="ce1"/>
          <table:table-cell office:value-type="string" table:style-name="ce1">
            <text:p><text:s text:c="4"/>(6): ReLU()</text:p>
          </table:table-cell>
          <table:table-cell table:number-columns-repeated="9" table:style-name="ce1"/>
          <table:table-cell office:value-type="string" table:style-name="ce1">
            <text:p><text:s text:c="4"/>(6): ReLU()</text:p>
          </table:table-cell>
          <table:table-cell table:number-columns-repeated="10" table:style-name="ce1"/>
          <table:table-cell office:value-type="string" table:style-name="ce1">
            <text:p><text:s text:c="4"/>(6): ReLU(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<text:s text:c="4"/>(7): Linear(in_features=128, out_features=10, bias=True)</text:p>
          </table:table-cell>
          <table:table-cell table:number-columns-repeated="10" table:style-name="ce1"/>
          <table:table-cell office:value-type="string" table:style-name="ce1">
            <text:p><text:s text:c="4"/>(7): Linear(in_features=128, out_features=10, bias=True)</text:p>
          </table:table-cell>
          <table:table-cell table:number-columns-repeated="10" table:style-name="ce1"/>
          <table:table-cell office:value-type="string" table:style-name="ce1">
            <text:p><text:s text:c="4"/>(7): Linear(in_features=128, out_features=10, bias=True)</text:p>
          </table:table-cell>
          <table:table-cell table:number-columns-repeated="9" table:style-name="ce1"/>
          <table:table-cell office:value-type="string" table:style-name="ce1">
            <text:p><text:s text:c="4"/>(7): Linear(in_features=128, out_features=10, bias=True)</text:p>
          </table:table-cell>
          <table:table-cell table:number-columns-repeated="9" table:style-name="ce1"/>
          <table:table-cell office:value-type="string" table:style-name="ce1">
            <text:p><text:s text:c="4"/>(7): Linear(in_features=128, out_features=10, bias=True)</text:p>
          </table:table-cell>
          <table:table-cell table:number-columns-repeated="10" table:style-name="ce1"/>
          <table:table-cell office:value-type="string" table:style-name="ce1">
            <text:p><text:s text:c="4"/>(7): Linear(in_features=128, out_features=10, bias=True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9" table:style-name="ce1"/>
          <table:table-cell office:value-type="string" table:style-name="ce1">
            <text:p><text:s text:c="2"/>)</text:p>
          </table:table-cell>
          <table:table-cell table:number-columns-repeated="9" table:style-name="ce1"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)</text:p>
          </table:table-cell>
          <table:table-cell table:number-columns-repeated="10" table:style-name="ce1"/>
          <table:table-cell office:value-type="string" table:style-name="ce1">
            <text:p>)</text:p>
          </table:table-cell>
          <table:table-cell table:number-columns-repeated="10" table:style-name="ce1"/>
          <table:table-cell office:value-type="string" table:style-name="ce1">
            <text:p>)</text:p>
          </table:table-cell>
          <table:table-cell table:number-columns-repeated="9" table:style-name="ce1"/>
          <table:table-cell office:value-type="string" table:style-name="ce1">
            <text:p>)</text:p>
          </table:table-cell>
          <table:table-cell table:number-columns-repeated="9" table:style-name="ce1"/>
          <table:table-cell office:value-type="string" table:style-name="ce1">
            <text:p>)</text:p>
          </table:table-cell>
          <table:table-cell table:number-columns-repeated="10" table:style-name="ce1"/>
          <table:table-cell office:value-type="string" table:style-name="ce1">
            <text:p>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Training begins...</text:p>
          </table:table-cell>
          <table:table-cell table:number-columns-repeated="10" table:style-name="ce1"/>
          <table:table-cell office:value-type="string" table:style-name="ce1">
            <text:p>Training begins...</text:p>
          </table:table-cell>
          <table:table-cell table:number-columns-repeated="10" table:style-name="ce1"/>
          <table:table-cell office:value-type="string" table:style-name="ce1">
            <text:p>Training begins...</text:p>
          </table:table-cell>
          <table:table-cell table:number-columns-repeated="9" table:style-name="ce1"/>
          <table:table-cell office:value-type="string" table:style-name="ce1">
            <text:p>Training begins...</text:p>
          </table:table-cell>
          <table:table-cell table:number-columns-repeated="9" table:style-name="ce1"/>
          <table:table-cell office:value-type="string" table:style-name="ce1">
            <text:p>Training begins...</text:p>
          </table:table-cell>
          <table:table-cell table:number-columns-repeated="10" table:style-name="ce1"/>
          <table:table-cell office:value-type="string" table:style-name="ce1">
            <text:p>Training begins...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0, Batches per seconds: 7.56, Global step: <text:s text:c="3"/>351, Validation Loss: 1.59, Validation Accuracy: 0.408</text:p>
          </table:table-cell>
          <table:table-cell table:number-columns-repeated="10" table:style-name="ce1"/>
          <table:table-cell office:value-type="string" table:style-name="ce1">
            <text:p>Epoch: 0, Batches per seconds: 7.22, Global step: <text:s text:c="3"/>351, Validation Loss: 1.42, Validation Accuracy: 0.488</text:p>
          </table:table-cell>
          <table:table-cell table:number-columns-repeated="10" table:style-name="ce1"/>
          <table:table-cell office:value-type="string" table:style-name="ce1">
            <text:p>Epoch: 0, Batches per seconds: 6.95, Global step: <text:s text:c="3"/>351, Validation Loss: 1.51, Validation Accuracy: 0.485</text:p>
          </table:table-cell>
          <table:table-cell table:number-columns-repeated="9" table:style-name="ce1"/>
          <table:table-cell office:value-type="string" table:style-name="ce1">
            <text:p>Epoch: 0, Batches per seconds: 7.11, Global step: <text:s text:c="3"/>351, Validation Loss: 1.40, Validation Accuracy: 0.490</text:p>
          </table:table-cell>
          <table:table-cell table:number-columns-repeated="9" table:style-name="ce1"/>
          <table:table-cell office:value-type="string" table:style-name="ce1">
            <text:p>Epoch: 0, Batches per seconds: 6.97, Global step: <text:s text:c="3"/>351, Validation Loss: 1.46, Validation Accuracy: 0.470</text:p>
          </table:table-cell>
          <table:table-cell table:number-columns-repeated="10" table:style-name="ce1"/>
          <table:table-cell office:value-type="string" table:style-name="ce1">
            <text:p>Epoch: 0, Batches per seconds: 7.10, Global step: <text:s text:c="3"/>351, Validation Loss: 1.45, Validation Accuracy: 0.466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0, Batches per seconds: 8.26, Global step: <text:s text:c="3"/>702, Validation Loss: 1.70, Validation Accuracy: 0.428</text:p>
          </table:table-cell>
          <table:table-cell table:number-columns-repeated="10" table:style-name="ce1"/>
          <table:table-cell office:value-type="string" table:style-name="ce1">
            <text:p>Epoch: 0, Batches per seconds: 7.86, Global step: <text:s text:c="3"/>702, Validation Loss: 1.14, Validation Accuracy: 0.594</text:p>
          </table:table-cell>
          <table:table-cell table:number-columns-repeated="10" table:style-name="ce1"/>
          <table:table-cell office:value-type="string" table:style-name="ce1">
            <text:p>Epoch: 0, Batches per seconds: 7.34, Global step: <text:s text:c="3"/>702, Validation Loss: 1.26, Validation Accuracy: 0.561</text:p>
          </table:table-cell>
          <table:table-cell table:number-columns-repeated="9" table:style-name="ce1"/>
          <table:table-cell office:value-type="string" table:style-name="ce1">
            <text:p>Epoch: 0, Batches per seconds: 7.51, Global step: <text:s text:c="3"/>702, Validation Loss: 1.19, Validation Accuracy: 0.579</text:p>
          </table:table-cell>
          <table:table-cell table:number-columns-repeated="9" table:style-name="ce1"/>
          <table:table-cell office:value-type="string" table:style-name="ce1">
            <text:p>Epoch: 0, Batches per seconds: 7.40, Global step: <text:s text:c="3"/>702, Validation Loss: 1.35, Validation Accuracy: 0.543</text:p>
          </table:table-cell>
          <table:table-cell table:number-columns-repeated="10" table:style-name="ce1"/>
          <table:table-cell office:value-type="string" table:style-name="ce1">
            <text:p>Epoch: 0, Batches per seconds: 7.48, Global step: <text:s text:c="3"/>702, Validation Loss: 1.27, Validation Accuracy: 0.558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1, Batches per seconds: 8.05, Global step: <text:s text:c="2"/>1053, Validation Loss: 1.31, Validation Accuracy: 0.532</text:p>
          </table:table-cell>
          <table:table-cell table:number-columns-repeated="10" table:style-name="ce1"/>
          <table:table-cell office:value-type="string" table:style-name="ce1">
            <text:p>Epoch: 1, Batches per seconds: 7.65, Global step: <text:s text:c="2"/>1053, Validation Loss: 1.05, Validation Accuracy: 0.631</text:p>
          </table:table-cell>
          <table:table-cell table:number-columns-repeated="10" table:style-name="ce1"/>
          <table:table-cell office:value-type="string" table:style-name="ce1">
            <text:p>Epoch: 1, Batches per seconds: 6.91, Global step: <text:s text:c="2"/>1053, Validation Loss: 1.12, Validation Accuracy: 0.593</text:p>
          </table:table-cell>
          <table:table-cell table:number-columns-repeated="9" table:style-name="ce1"/>
          <table:table-cell office:value-type="string" table:style-name="ce1">
            <text:p>Epoch: 1, Batches per seconds: 7.35, Global step: <text:s text:c="2"/>1053, Validation Loss: 1.08, Validation Accuracy: 0.608</text:p>
          </table:table-cell>
          <table:table-cell table:number-columns-repeated="9" table:style-name="ce1"/>
          <table:table-cell office:value-type="string" table:style-name="ce1">
            <text:p>Epoch: 1, Batches per seconds: 6.91, Global step: <text:s text:c="2"/>1053, Validation Loss: 1.19, Validation Accuracy: 0.571</text:p>
          </table:table-cell>
          <table:table-cell table:number-columns-repeated="10" table:style-name="ce1"/>
          <table:table-cell office:value-type="string" table:style-name="ce1">
            <text:p>Epoch: 1, Batches per seconds: 7.25, Global step: <text:s text:c="2"/>1053, Validation Loss: 1.23, Validation Accuracy: 0.568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1, Batches per seconds: 8.27, Global step: <text:s text:c="2"/>1404, Validation Loss: 1.16, Validation Accuracy: 0.599</text:p>
          </table:table-cell>
          <table:table-cell table:number-columns-repeated="10" table:style-name="ce1"/>
          <table:table-cell office:value-type="string" table:style-name="ce1">
            <text:p>Epoch: 1, Batches per seconds: 7.93, Global step: <text:s text:c="2"/>1404, Validation Loss: 1.06, Validation Accuracy: 0.638</text:p>
          </table:table-cell>
          <table:table-cell table:number-columns-repeated="10" table:style-name="ce1"/>
          <table:table-cell office:value-type="string" table:style-name="ce1">
            <text:p>Epoch: 1, Batches per seconds: 7.10, Global step: <text:s text:c="2"/>1404, Validation Loss: 1.00, Validation Accuracy: 0.662</text:p>
          </table:table-cell>
          <table:table-cell table:number-columns-repeated="9" table:style-name="ce1"/>
          <table:table-cell office:value-type="string" table:style-name="ce1">
            <text:p>Epoch: 1, Batches per seconds: 7.39, Global step: <text:s text:c="2"/>1404, Validation Loss: 1.11, Validation Accuracy: 0.613</text:p>
          </table:table-cell>
          <table:table-cell table:number-columns-repeated="9" table:style-name="ce1"/>
          <table:table-cell office:value-type="string" table:style-name="ce1">
            <text:p>Epoch: 1, Batches per seconds: 7.03, Global step: <text:s text:c="2"/>1404, Validation Loss: 1.05, Validation Accuracy: 0.640</text:p>
          </table:table-cell>
          <table:table-cell table:number-columns-repeated="10" table:style-name="ce1"/>
          <table:table-cell office:value-type="string" table:style-name="ce1">
            <text:p>Epoch: 1, Batches per seconds: 7.50, Global step: <text:s text:c="2"/>1404, Validation Loss: 1.16, Validation Accuracy: 0.614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2, Batches per seconds: 8.15, Global step: <text:s text:c="2"/>1755, Validation Loss: 1.17, Validation Accuracy: 0.591</text:p>
          </table:table-cell>
          <table:table-cell table:number-columns-repeated="10" table:style-name="ce1"/>
          <table:table-cell office:value-type="string" table:style-name="ce1">
            <text:p>Epoch: 2, Batches per seconds: 7.78, Global step: <text:s text:c="2"/>1755, Validation Loss: 0.91, Validation Accuracy: 0.686</text:p>
          </table:table-cell>
          <table:table-cell table:number-columns-repeated="10" table:style-name="ce1"/>
          <table:table-cell office:value-type="string" table:style-name="ce1">
            <text:p>Epoch: 2, Batches per seconds: 6.96, Global step: <text:s text:c="2"/>1755, Validation Loss: 0.92, Validation Accuracy: 0.676</text:p>
          </table:table-cell>
          <table:table-cell table:number-columns-repeated="9" table:style-name="ce1"/>
          <table:table-cell office:value-type="string" table:style-name="ce1">
            <text:p>Epoch: 2, Batches per seconds: 7.18, Global step: <text:s text:c="2"/>1755, Validation Loss: 0.96, Validation Accuracy: 0.659</text:p>
          </table:table-cell>
          <table:table-cell table:number-columns-repeated="9" table:style-name="ce1"/>
          <table:table-cell office:value-type="string" table:style-name="ce1">
            <text:p>Epoch: 2, Batches per seconds: 6.86, Global step: <text:s text:c="2"/>1755, Validation Loss: 0.95, Validation Accuracy: 0.671</text:p>
          </table:table-cell>
          <table:table-cell table:number-columns-repeated="10" table:style-name="ce1"/>
          <table:table-cell office:value-type="string" table:style-name="ce1">
            <text:p>Epoch: 2, Batches per seconds: 7.37, Global step: <text:s text:c="2"/>1755, Validation Loss: 0.90, Validation Accuracy: 0.689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2, Batches per seconds: 8.27, Global step: <text:s text:c="2"/>2106, Validation Loss: 1.04, Validation Accuracy: 0.630</text:p>
          </table:table-cell>
          <table:table-cell table:number-columns-repeated="10" table:style-name="ce1"/>
          <table:table-cell office:value-type="string" table:style-name="ce1">
            <text:p>Epoch: 2, Batches per seconds: 7.91, Global step: <text:s text:c="2"/>2106, Validation Loss: 0.85, Validation Accuracy: 0.703</text:p>
          </table:table-cell>
          <table:table-cell table:number-columns-repeated="10" table:style-name="ce1"/>
          <table:table-cell office:value-type="string" table:style-name="ce1">
            <text:p>Epoch: 2, Batches per seconds: 7.13, Global step: <text:s text:c="2"/>2106, Validation Loss: 0.83, Validation Accuracy: 0.704</text:p>
          </table:table-cell>
          <table:table-cell table:number-columns-repeated="9" table:style-name="ce1"/>
          <table:table-cell office:value-type="string" table:style-name="ce1">
            <text:p>Epoch: 2, Batches per seconds: 7.29, Global step: <text:s text:c="2"/>2106, Validation Loss: 0.94, Validation Accuracy: 0.669</text:p>
          </table:table-cell>
          <table:table-cell table:number-columns-repeated="9" table:style-name="ce1"/>
          <table:table-cell office:value-type="string" table:style-name="ce1">
            <text:p>Epoch: 2, Batches per seconds: 6.92, Global step: <text:s text:c="2"/>2106, Validation Loss: 0.93, Validation Accuracy: 0.681</text:p>
          </table:table-cell>
          <table:table-cell table:number-columns-repeated="10" table:style-name="ce1"/>
          <table:table-cell office:value-type="string" table:style-name="ce1">
            <text:p>Epoch: 2, Batches per seconds: 7.53, Global step: <text:s text:c="2"/>2106, Validation Loss: 0.87, Validation Accuracy: 0.687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3, Batches per seconds: 8.14, Global step: <text:s text:c="2"/>2457, Validation Loss: 1.08, Validation Accuracy: 0.620</text:p>
          </table:table-cell>
          <table:table-cell table:number-columns-repeated="10" table:style-name="ce1"/>
          <table:table-cell office:value-type="string" table:style-name="ce1">
            <text:p>Epoch: 3, Batches per seconds: 7.83, Global step: <text:s text:c="2"/>2457, Validation Loss: 0.90, Validation Accuracy: 0.688</text:p>
          </table:table-cell>
          <table:table-cell table:number-columns-repeated="10" table:style-name="ce1"/>
          <table:table-cell office:value-type="string" table:style-name="ce1">
            <text:p>Epoch: 3, Batches per seconds: 7.02, Global step: <text:s text:c="2"/>2457, Validation Loss: 1.00, Validation Accuracy: 0.677</text:p>
          </table:table-cell>
          <table:table-cell table:number-columns-repeated="9" table:style-name="ce1"/>
          <table:table-cell office:value-type="string" table:style-name="ce1">
            <text:p>Epoch: 3, Batches per seconds: 7.22, Global step: <text:s text:c="2"/>2457, Validation Loss: 0.95, Validation Accuracy: 0.674</text:p>
          </table:table-cell>
          <table:table-cell table:number-columns-repeated="9" table:style-name="ce1"/>
          <table:table-cell office:value-type="string" table:style-name="ce1">
            <text:p>Epoch: 3, Batches per seconds: 6.77, Global step: <text:s text:c="2"/>2457, Validation Loss: 1.02, Validation Accuracy: 0.653</text:p>
          </table:table-cell>
          <table:table-cell table:number-columns-repeated="10" table:style-name="ce1"/>
          <table:table-cell office:value-type="string" table:style-name="ce1">
            <text:p>Epoch: 3, Batches per seconds: 7.47, Global step: <text:s text:c="2"/>2457, Validation Loss: 1.04, Validation Accuracy: 0.656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3, Batches per seconds: 8.22, Global step: <text:s text:c="2"/>2808, Validation Loss: 0.97, Validation Accuracy: 0.653</text:p>
          </table:table-cell>
          <table:table-cell table:number-columns-repeated="10" table:style-name="ce1"/>
          <table:table-cell office:value-type="string" table:style-name="ce1">
            <text:p>Epoch: 3, Batches per seconds: 7.93, Global step: <text:s text:c="2"/>2808, Validation Loss: 0.81, Validation Accuracy: 0.717</text:p>
          </table:table-cell>
          <table:table-cell table:number-columns-repeated="10" table:style-name="ce1"/>
          <table:table-cell office:value-type="string" table:style-name="ce1">
            <text:p>Epoch: 3, Batches per seconds: 7.15, Global step: <text:s text:c="2"/>2808, Validation Loss: 0.80, Validation Accuracy: 0.717</text:p>
          </table:table-cell>
          <table:table-cell table:number-columns-repeated="9" table:style-name="ce1"/>
          <table:table-cell office:value-type="string" table:style-name="ce1">
            <text:p>Epoch: 3, Batches per seconds: 7.36, Global step: <text:s text:c="2"/>2808, Validation Loss: 0.88, Validation Accuracy: 0.692</text:p>
          </table:table-cell>
          <table:table-cell table:number-columns-repeated="9" table:style-name="ce1"/>
          <table:table-cell office:value-type="string" table:style-name="ce1">
            <text:p>Epoch: 3, Batches per seconds: 6.83, Global step: <text:s text:c="2"/>2808, Validation Loss: 0.83, Validation Accuracy: 0.704</text:p>
          </table:table-cell>
          <table:table-cell table:number-columns-repeated="10" table:style-name="ce1"/>
          <table:table-cell office:value-type="string" table:style-name="ce1">
            <text:p>Epoch: 3, Batches per seconds: 7.55, Global step: <text:s text:c="2"/>2808, Validation Loss: 0.81, Validation Accuracy: 0.718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4, Batches per seconds: 8.14, Global step: <text:s text:c="2"/>3159, Validation Loss: 0.95, Validation Accuracy: 0.672</text:p>
          </table:table-cell>
          <table:table-cell table:number-columns-repeated="10" table:style-name="ce1"/>
          <table:table-cell office:value-type="string" table:style-name="ce1">
            <text:p>Epoch: 4, Batches per seconds: 7.87, Global step: <text:s text:c="2"/>3159, Validation Loss: 0.79, Validation Accuracy: 0.727</text:p>
          </table:table-cell>
          <table:table-cell table:number-columns-repeated="10" table:style-name="ce1"/>
          <table:table-cell office:value-type="string" table:style-name="ce1">
            <text:p>Epoch: 4, Batches per seconds: 7.11, Global step: <text:s text:c="2"/>3159, Validation Loss: 0.87, Validation Accuracy: 0.706</text:p>
          </table:table-cell>
          <table:table-cell table:number-columns-repeated="9" table:style-name="ce1"/>
          <table:table-cell office:value-type="string" table:style-name="ce1">
            <text:p>Epoch: 4, Batches per seconds: 7.30, Global step: <text:s text:c="2"/>3159, Validation Loss: 0.82, Validation Accuracy: 0.712</text:p>
          </table:table-cell>
          <table:table-cell table:number-columns-repeated="9" table:style-name="ce1"/>
          <table:table-cell office:value-type="string" table:style-name="ce1">
            <text:p>Epoch: 4, Batches per seconds: 6.79, Global step: <text:s text:c="2"/>3159, Validation Loss: 0.90, Validation Accuracy: 0.686</text:p>
          </table:table-cell>
          <table:table-cell table:number-columns-repeated="10" table:style-name="ce1"/>
          <table:table-cell office:value-type="string" table:style-name="ce1">
            <text:p>Epoch: 4, Batches per seconds: 7.49, Global step: <text:s text:c="2"/>3159, Validation Loss: 0.82, Validation Accuracy: 0.717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4, Batches per seconds: 8.20, Global step: <text:s text:c="2"/>3510, Validation Loss: 1.04, Validation Accuracy: 0.640</text:p>
          </table:table-cell>
          <table:table-cell table:number-columns-repeated="10" table:style-name="ce1"/>
          <table:table-cell office:value-type="string" table:style-name="ce1">
            <text:p>Epoch: 4, Batches per seconds: 7.95, Global step: <text:s text:c="2"/>3510, Validation Loss: 0.80, Validation Accuracy: 0.722</text:p>
          </table:table-cell>
          <table:table-cell table:number-columns-repeated="10" table:style-name="ce1"/>
          <table:table-cell office:value-type="string" table:style-name="ce1">
            <text:p>Epoch: 4, Batches per seconds: 7.20, Global step: <text:s text:c="2"/>3510, Validation Loss: 0.80, Validation Accuracy: 0.719</text:p>
          </table:table-cell>
          <table:table-cell table:number-columns-repeated="9" table:style-name="ce1"/>
          <table:table-cell office:value-type="string" table:style-name="ce1">
            <text:p>Epoch: 4, Batches per seconds: 7.42, Global step: <text:s text:c="2"/>3510, Validation Loss: 0.86, Validation Accuracy: 0.695</text:p>
          </table:table-cell>
          <table:table-cell table:number-columns-repeated="9" table:style-name="ce1"/>
          <table:table-cell office:value-type="string" table:style-name="ce1">
            <text:p>Epoch: 4, Batches per seconds: 6.92, Global step: <text:s text:c="2"/>3510, Validation Loss: 0.88, Validation Accuracy: 0.703</text:p>
          </table:table-cell>
          <table:table-cell table:number-columns-repeated="10" table:style-name="ce1"/>
          <table:table-cell office:value-type="string" table:style-name="ce1">
            <text:p>Epoch: 4, Batches per seconds: 7.58, Global step: <text:s text:c="2"/>3510, Validation Loss: 0.81, Validation Accuracy: 0.713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5, Batches per seconds: 8.08, Global step: <text:s text:c="2"/>3861, Validation Loss: 0.97, Validation Accuracy: 0.660</text:p>
          </table:table-cell>
          <table:table-cell table:number-columns-repeated="10" table:style-name="ce1"/>
          <table:table-cell office:value-type="string" table:style-name="ce1">
            <text:p>Epoch: 5, Batches per seconds: 7.88, Global step: <text:s text:c="2"/>3861, Validation Loss: 0.79, Validation Accuracy: 0.736</text:p>
          </table:table-cell>
          <table:table-cell table:number-columns-repeated="10" table:style-name="ce1"/>
          <table:table-cell office:value-type="string" table:style-name="ce1">
            <text:p>Epoch: 5, Batches per seconds: 7.18, Global step: <text:s text:c="2"/>3861, Validation Loss: 0.82, Validation Accuracy: 0.733</text:p>
          </table:table-cell>
          <table:table-cell table:number-columns-repeated="9" table:style-name="ce1"/>
          <table:table-cell office:value-type="string" table:style-name="ce1">
            <text:p>Epoch: 5, Batches per seconds: 7.38, Global step: <text:s text:c="2"/>3861, Validation Loss: 0.80, Validation Accuracy: 0.718</text:p>
          </table:table-cell>
          <table:table-cell table:number-columns-repeated="9" table:style-name="ce1"/>
          <table:table-cell office:value-type="string" table:style-name="ce1">
            <text:p>Epoch: 5, Batches per seconds: 6.93, Global step: <text:s text:c="2"/>3861, Validation Loss: 0.82, Validation Accuracy: 0.720</text:p>
          </table:table-cell>
          <table:table-cell table:number-columns-repeated="10" table:style-name="ce1"/>
          <table:table-cell office:value-type="string" table:style-name="ce1">
            <text:p>Epoch: 5, Batches per seconds: 7.53, Global step: <text:s text:c="2"/>3861, Validation Loss: 0.87, Validation Accuracy: 0.704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5, Batches per seconds: 8.12, Global step: <text:s text:c="2"/>4212, Validation Loss: 0.90, Validation Accuracy: 0.683</text:p>
          </table:table-cell>
          <table:table-cell table:number-columns-repeated="10" table:style-name="ce1"/>
          <table:table-cell office:value-type="string" table:style-name="ce1">
            <text:p>Epoch: 5, Batches per seconds: 7.92, Global step: <text:s text:c="2"/>4212, Validation Loss: 0.78, Validation Accuracy: 0.729</text:p>
          </table:table-cell>
          <table:table-cell table:number-columns-repeated="10" table:style-name="ce1"/>
          <table:table-cell office:value-type="string" table:style-name="ce1">
            <text:p>Early stop criteria met</text:p>
          </table:table-cell>
          <table:table-cell table:number-columns-repeated="9" table:style-name="ce1"/>
          <table:table-cell office:value-type="string" table:style-name="ce1">
            <text:p>Epoch: 5, Batches per seconds: 7.46, Global step: <text:s text:c="2"/>4212, Validation Loss: 0.82, Validation Accuracy: 0.713</text:p>
          </table:table-cell>
          <table:table-cell table:number-columns-repeated="9" table:style-name="ce1"/>
          <table:table-cell office:value-type="string" table:style-name="ce1">
            <text:p>Epoch: 5, Batches per seconds: 7.04, Global step: <text:s text:c="2"/>4212, Validation Loss: 0.75, Validation Accuracy: 0.736</text:p>
          </table:table-cell>
          <table:table-cell table:number-columns-repeated="10" table:style-name="ce1"/>
          <table:table-cell office:value-type="string" table:style-name="ce1">
            <text:p>Epoch: 5, Batches per seconds: 7.60, Global step: <text:s text:c="2"/>4212, Validation Loss: 0.77, Validation Accuracy: 0.727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6, Batches per seconds: 8.03, Global step: <text:s text:c="2"/>4563, Validation Loss: 0.81, Validation Accuracy: 0.718</text:p>
          </table:table-cell>
          <table:table-cell table:number-columns-repeated="10" table:style-name="ce1"/>
          <table:table-cell office:value-type="string" table:style-name="ce1">
            <text:p>Epoch: 6, Batches per seconds: 7.86, Global step: <text:s text:c="2"/>4563, Validation Loss: 0.83, Validation Accuracy: 0.725</text:p>
          </table:table-cell>
          <table:table-cell table:number-columns-repeated="10" table:style-name="ce1"/>
          <table:table-cell office:value-type="string" table:style-name="ce1">
            <text:p>Early stopping.</text:p>
          </table:table-cell>
          <table:table-cell table:number-columns-repeated="9" table:style-name="ce1"/>
          <table:table-cell office:value-type="string" table:style-name="ce1">
            <text:p>Epoch: 6, Batches per seconds: 7.44, Global step: <text:s text:c="2"/>4563, Validation Loss: 0.77, Validation Accuracy: 0.733</text:p>
          </table:table-cell>
          <table:table-cell table:number-columns-repeated="9" table:style-name="ce1"/>
          <table:table-cell office:value-type="string" table:style-name="ce1">
            <text:p>Epoch: 6, Batches per seconds: 7.05, Global step: <text:s text:c="2"/>4563, Validation Loss: 0.74, Validation Accuracy: 0.751</text:p>
          </table:table-cell>
          <table:table-cell table:number-columns-repeated="10" table:style-name="ce1"/>
          <table:table-cell office:value-type="string" table:style-name="ce1">
            <text:p>Epoch: 6, Batches per seconds: 7.56, Global step: <text:s text:c="2"/>4563, Validation Loss: 0.81, Validation Accuracy: 0.731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6, Batches per seconds: 8.07, Global step: <text:s text:c="2"/>4914, Validation Loss: 0.88, Validation Accuracy: 0.694</text:p>
          </table:table-cell>
          <table:table-cell table:number-columns-repeated="10" table:style-name="ce1"/>
          <table:table-cell office:value-type="string" table:style-name="ce1">
            <text:p>Epoch: 6, Batches per seconds: 7.87, Global step: <text:s text:c="2"/>4914, Validation Loss: 0.75, Validation Accuracy: 0.742</text:p>
          </table:table-cell>
          <table:table-cell table:number-columns-repeated="10" table:style-name="ce1"/>
          <table:table-cell office:value-type="string" table:style-name="ce1">
            <text:p>Test accuracy: (tensor(0.8416), 0.7242)</text:p>
          </table:table-cell>
          <table:table-cell table:number-columns-repeated="9" table:style-name="ce1"/>
          <table:table-cell office:value-type="string" table:style-name="ce1">
            <text:p>Epoch: 6, Batches per seconds: 7.48, Global step: <text:s text:c="2"/>4914, Validation Loss: 0.77, Validation Accuracy: 0.730</text:p>
          </table:table-cell>
          <table:table-cell table:number-columns-repeated="9" table:style-name="ce1"/>
          <table:table-cell office:value-type="string" table:style-name="ce1">
            <text:p>Epoch: 6, Batches per seconds: 7.13, Global step: <text:s text:c="2"/>4914, Validation Loss: 0.73, Validation Accuracy: 0.752</text:p>
          </table:table-cell>
          <table:table-cell table:number-columns-repeated="10" table:style-name="ce1"/>
          <table:table-cell office:value-type="string" table:style-name="ce1">
            <text:p>Epoch: 6, Batches per seconds: 7.59, Global step: <text:s text:c="2"/>4914, Validation Loss: 0.78, Validation Accuracy: 0.727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7, Batches per seconds: 7.99, Global step: <text:s text:c="2"/>5265, Validation Loss: 0.78, Validation Accuracy: 0.721</text:p>
          </table:table-cell>
          <table:table-cell table:number-columns-repeated="10" table:style-name="ce1"/>
          <table:table-cell office:value-type="string" table:style-name="ce1">
            <text:p>Epoch: 7, Batches per seconds: 7.81, Global step: <text:s text:c="2"/>5265, Validation Loss: 0.73, Validation Accuracy: 0.752</text:p>
          </table:table-cell>
          <table:table-cell table:number-columns-repeated="10" table:style-name="ce1"/>
          <table:table-cell office:value-type="string" table:style-name="ce1">
            <text:p>Validation accuracy: (tensor(0.8163), 0.737)</text:p>
          </table:table-cell>
          <table:table-cell table:number-columns-repeated="9" table:style-name="ce1"/>
          <table:table-cell office:value-type="string" table:style-name="ce1">
            <text:p>Epoch: 7, Batches per seconds: 7.47, Global step: <text:s text:c="2"/>5265, Validation Loss: 0.77, Validation Accuracy: 0.725</text:p>
          </table:table-cell>
          <table:table-cell table:number-columns-repeated="9" table:style-name="ce1"/>
          <table:table-cell office:value-type="string" table:style-name="ce1">
            <text:p>Epoch: 7, Batches per seconds: 7.14, Global step: <text:s text:c="2"/>5265, Validation Loss: 0.78, Validation Accuracy: 0.729</text:p>
          </table:table-cell>
          <table:table-cell table:number-columns-repeated="10" table:style-name="ce1"/>
          <table:table-cell office:value-type="string" table:style-name="ce1">
            <text:p>Epoch: 7, Batches per seconds: 7.54, Global step: <text:s text:c="2"/>5265, Validation Loss: 0.84, Validation Accuracy: 0.711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7, Batches per seconds: 8.02, Global step: <text:s text:c="2"/>5616, Validation Loss: 0.85, Validation Accuracy: 0.707</text:p>
          </table:table-cell>
          <table:table-cell table:number-columns-repeated="10" table:style-name="ce1"/>
          <table:table-cell office:value-type="string" table:style-name="ce1">
            <text:p>Epoch: 7, Batches per seconds: 7.85, Global step: <text:s text:c="2"/>5616, Validation Loss: 0.80, Validation Accuracy: 0.726</text:p>
          </table:table-cell>
          <table:table-cell table:number-columns-repeated="10" table:style-name="ce1"/>
          <table:table-cell office:value-type="string" table:style-name="ce1">
            <text:p>Train accuracy: (tensor(0.5381), 0.81612286628734)</text:p>
          </table:table-cell>
          <table:table-cell table:number-columns-repeated="9" table:style-name="ce1"/>
          <table:table-cell office:value-type="string" table:style-name="ce1">
            <text:p>Epoch: 7, Batches per seconds: 7.52, Global step: <text:s text:c="2"/>5616, Validation Loss: 0.78, Validation Accuracy: 0.725</text:p>
          </table:table-cell>
          <table:table-cell table:number-columns-repeated="9" table:style-name="ce1"/>
          <table:table-cell office:value-type="string" table:style-name="ce1">
            <text:p>Epoch: 7, Batches per seconds: 7.20, Global step: <text:s text:c="2"/>5616, Validation Loss: 0.73, Validation Accuracy: 0.754</text:p>
          </table:table-cell>
          <table:table-cell table:number-columns-repeated="10" table:style-name="ce1"/>
          <table:table-cell office:value-type="string" table:style-name="ce1">
            <text:p>Early stop criteria met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8, Batches per seconds: 7.95, Global step: <text:s text:c="2"/>5967, Validation Loss: 0.82, Validation Accuracy: 0.720</text:p>
          </table:table-cell>
          <table:table-cell table:number-columns-repeated="10" table:style-name="ce1"/>
          <table:table-cell office:value-type="string" table:style-name="ce1">
            <text:p>Epoch: 8, Batches per seconds: 7.82, Global step: <text:s text:c="2"/>5967, Validation Loss: 0.79, Validation Accuracy: 0.731</text:p>
          </table:table-cell>
          <table:table-cell table:number-columns-repeated="20" table:style-name="ce1"/>
          <table:table-cell office:value-type="string" table:style-name="ce1">
            <text:p>Early stop criteria met</text:p>
          </table:table-cell>
          <table:table-cell table:number-columns-repeated="9" table:style-name="ce1"/>
          <table:table-cell office:value-type="string" table:style-name="ce1">
            <text:p>Epoch: 8, Batches per seconds: 7.20, Global step: <text:s text:c="2"/>5967, Validation Loss: 0.82, Validation Accuracy: 0.723</text:p>
          </table:table-cell>
          <table:table-cell table:number-columns-repeated="10" table:style-name="ce1"/>
          <table:table-cell office:value-type="string" table:style-name="ce1">
            <text:p>Early stopping.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8, Batches per seconds: 7.96, Global step: <text:s text:c="2"/>6318, Validation Loss: 0.77, Validation Accuracy: 0.735</text:p>
          </table:table-cell>
          <table:table-cell table:number-columns-repeated="10" table:style-name="ce1"/>
          <table:table-cell office:value-type="string" table:style-name="ce1">
            <text:p>Epoch: 8, Batches per seconds: 7.84, Global step: <text:s text:c="2"/>6318, Validation Loss: 0.73, Validation Accuracy: 0.758</text:p>
          </table:table-cell>
          <table:table-cell table:number-columns-repeated="20" table:style-name="ce1"/>
          <table:table-cell office:value-type="string" table:style-name="ce1">
            <text:p>Early stopping.</text:p>
          </table:table-cell>
          <table:table-cell table:number-columns-repeated="9" table:style-name="ce1"/>
          <table:table-cell office:value-type="string" table:style-name="ce1">
            <text:p>Epoch: 8, Batches per seconds: 7.25, Global step: <text:s text:c="2"/>6318, Validation Loss: 0.73, Validation Accuracy: 0.759</text:p>
          </table:table-cell>
          <table:table-cell table:number-columns-repeated="10" table:style-name="ce1"/>
          <table:table-cell office:value-type="string" table:style-name="ce1">
            <text:p>Test accuracy: (tensor(0.7800), 0.7332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9, Batches per seconds: 7.92, Global step: <text:s text:c="2"/>6669, Validation Loss: 0.84, Validation Accuracy: 0.712</text:p>
          </table:table-cell>
          <table:table-cell table:number-columns-repeated="10" table:style-name="ce1"/>
          <table:table-cell office:value-type="string" table:style-name="ce1">
            <text:p>Test accuracy: (tensor(0.7438), 0.7564)</text:p>
          </table:table-cell>
          <table:table-cell table:number-columns-repeated="20" table:style-name="ce1"/>
          <table:table-cell office:value-type="string" table:style-name="ce1">
            <text:p>Test accuracy: (tensor(0.8485), 0.7085)</text:p>
          </table:table-cell>
          <table:table-cell table:number-columns-repeated="9" table:style-name="ce1"/>
          <table:table-cell office:value-type="string" table:style-name="ce1">
            <text:p>Epoch: 9, Batches per seconds: 7.24, Global step: <text:s text:c="2"/>6669, Validation Loss: 0.77, Validation Accuracy: 0.743</text:p>
          </table:table-cell>
          <table:table-cell table:number-columns-repeated="10" table:style-name="ce1"/>
          <table:table-cell office:value-type="string" table:style-name="ce1">
            <text:p>Validation accuracy: (tensor(0.7508), 0.7416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Epoch: 9, Batches per seconds: 7.96, Global step: <text:s text:c="2"/>7020, Validation Loss: 0.83, Validation Accuracy: 0.712</text:p>
          </table:table-cell>
          <table:table-cell table:number-columns-repeated="10" table:style-name="ce1"/>
          <table:table-cell office:value-type="string" table:style-name="ce1">
            <text:p>Validation accuracy: (tensor(0.7357), 0.7516)</text:p>
          </table:table-cell>
          <table:table-cell table:number-columns-repeated="20" table:style-name="ce1"/>
          <table:table-cell office:value-type="string" table:style-name="ce1">
            <text:p>Validation accuracy: (tensor(0.8203), 0.7196)</text:p>
          </table:table-cell>
          <table:table-cell table:number-columns-repeated="9" table:style-name="ce1"/>
          <table:table-cell office:value-type="string" table:style-name="ce1">
            <text:p>Early stop criteria met</text:p>
          </table:table-cell>
          <table:table-cell table:number-columns-repeated="10" table:style-name="ce1"/>
          <table:table-cell office:value-type="string" table:style-name="ce1">
            <text:p>Train accuracy: (tensor(0.6366), 0.7810499644381224)</text:p>
          </table:table-cell>
          <table:table-cell table:number-columns-repeated="16329"/>
        </table:table-row>
        <table:table-row table:style-name="ro1">
          <table:table-cell/>
          <table:table-cell office:value-type="string" table:style-name="ce1">
            <text:p>Test accuracy: (tensor(0.8071), 0.7229)</text:p>
          </table:table-cell>
          <table:table-cell table:number-columns-repeated="10" table:style-name="ce1"/>
          <table:table-cell office:value-type="string" table:style-name="ce1">
            <text:p>Train accuracy: (tensor(0.5087), 0.8237686699857752)</text:p>
          </table:table-cell>
          <table:table-cell table:number-columns-repeated="20" table:style-name="ce1"/>
          <table:table-cell office:value-type="string" table:style-name="ce1">
            <text:p>Train accuracy: (tensor(0.7304), 0.7469550142247511)</text:p>
          </table:table-cell>
          <table:table-cell table:number-columns-repeated="9" table:style-name="ce1"/>
          <table:table-cell office:value-type="string" table:style-name="ce1">
            <text:p>Early stopping.</text:p>
          </table:table-cell>
          <table:table-cell table:number-columns-repeated="16340"/>
        </table:table-row>
        <table:table-row table:style-name="ro1">
          <table:table-cell/>
          <table:table-cell office:value-type="string" table:style-name="ce1">
            <text:p>Validation accuracy: (tensor(0.8144), 0.7246)</text:p>
          </table:table-cell>
          <table:table-cell table:number-columns-repeated="41" table:style-name="ce1"/>
          <table:table-cell office:value-type="string" table:style-name="ce1">
            <text:p>Test accuracy: (tensor(0.7784), 0.744)</text:p>
          </table:table-cell>
          <table:table-cell table:number-columns-repeated="16340"/>
        </table:table-row>
        <table:table-row table:style-name="ro1">
          <table:table-cell/>
          <table:table-cell office:value-type="string" table:style-name="ce1">
            <text:p>Train accuracy: (tensor(0.7660), 0.7366198435277382)</text:p>
          </table:table-cell>
          <table:table-cell table:number-columns-repeated="41" table:style-name="ce1"/>
          <table:table-cell office:value-type="string" table:style-name="ce1">
            <text:p>Validation accuracy: (tensor(0.7738), 0.7494)</text:p>
          </table:table-cell>
          <table:table-cell table:number-columns-repeated="16340"/>
        </table:table-row>
        <table:table-row table:style-name="ro1">
          <table:table-cell/>
          <table:table-cell table:number-columns-repeated="42" table:style-name="ce1"/>
          <table:table-cell office:value-type="string" table:style-name="ce1">
            <text:p>Train accuracy: (tensor(0.5372), 0.8131890113798008)</text:p>
          </table:table-cell>
          <table:table-cell table:number-columns-repeated="16340"/>
        </table:table-row>
        <table:table-row table:number-rows-repeated="1048524" table:style-name="ro1">
          <table:table-cell table:number-columns-repeated="16384"/>
        </table:table-row>
      </table:table>
      <table:table table:name="Blad2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DAM 5 kernels</text:p>
          </table:table-cell>
          <table:table-cell table:number-columns-repeated="10" table:style-name="ce1"/>
          <table:table-cell office:value-type="string" table:style-name="ce1">
            <text:p>ADAM 3 kernel +non normalized</text:p>
          </table:table-cell>
          <table:table-cell table:number-columns-repeated="10" table:style-name="ce1"/>
          <table:table-cell office:value-type="string" table:style-name="ce1">
            <text:p>ADAM 3 kernel + normailzed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ImageClassifier(</text:p>
          </table:table-cell>
          <table:table-cell table:number-columns-repeated="10" table:style-name="ce1"/>
          <table:table-cell office:value-type="string" table:style-name="ce1">
            <text:p>ImageClassifier(</text:p>
          </table:table-cell>
          <table:table-cell table:number-columns-repeated="10" table:style-name="ce1"/>
          <table:table-cell office:value-type="string" table:style-name="ce1">
            <text:p>ImageClassifier(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2"/>(feature_extractor): Sequential(</text:p>
          </table:table-cell>
          <table:table-cell table:number-columns-repeated="10" table:style-name="ce1"/>
          <table:table-cell office:value-type="string" table:style-name="ce1">
            <text:p><text:s text:c="2"/>(feature_extractor): Sequential(</text:p>
          </table:table-cell>
          <table:table-cell table:number-columns-repeated="10" table:style-name="ce1"/>
          <table:table-cell office:value-type="string" table:style-name="ce1">
            <text:p><text:s text:c="2"/>(feature_extractor): Sequential(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0): Conv2d(3, 32, kernel_size=(5, 5), stride=(1, 1), padding=(2, 2))</text:p>
          </table:table-cell>
          <table:table-cell table:number-columns-repeated="10" table:style-name="ce1"/>
          <table:table-cell office:value-type="string" table:style-name="ce1">
            <text:p><text:s text:c="4"/>(0): Conv2d(3, 32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0): Conv2d(3, 32, kernel_size=(3, 3), stride=(1, 1), padding=(1, 1)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): ReLU()</text:p>
          </table:table-cell>
          <table:table-cell table:number-columns-repeated="10" table:style-name="ce1"/>
          <table:table-cell office:value-type="string" table:style-name="ce1">
            <text:p><text:s text:c="4"/>(1): ReLU()</text:p>
          </table:table-cell>
          <table:table-cell table:number-columns-repeated="10" table:style-name="ce1"/>
          <table:table-cell office:value-type="string" table:style-name="ce1">
            <text:p><text:s text:c="4"/>(1): ReLU(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2): Conv2d(32, 64, kernel_size=(5, 5), stride=(1, 1), padding=(2, 2))</text:p>
          </table:table-cell>
          <table:table-cell table:number-columns-repeated="10" table:style-name="ce1"/>
          <table:table-cell office:value-type="string" table:style-name="ce1">
            <text:p><text:s text:c="4"/>(2): Conv2d(32, 64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2): Conv2d(32, 64, kernel_size=(3, 3), stride=(1, 1), padding=(1, 1)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3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3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3): MaxPool2d(kernel_size=2, stride=2, padding=0, dilation=1, ceil_mode=False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4): BatchNorm2d(64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4): ReLU()</text:p>
          </table:table-cell>
          <table:table-cell table:number-columns-repeated="10" table:style-name="ce1"/>
          <table:table-cell office:value-type="string" table:style-name="ce1">
            <text:p><text:s text:c="4"/>(4): BatchNorm2d(64, eps=1e-05, momentum=0.1, affine=True, track_running_stats=True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5): ReLU()</text:p>
          </table:table-cell>
          <table:table-cell table:number-columns-repeated="10" table:style-name="ce1"/>
          <table:table-cell office:value-type="string" table:style-name="ce1">
            <text:p><text:s text:c="4"/>(5): Conv2d(64, 128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5): ReLU(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6): Conv2d(64, 128, kernel_size=(5, 5), stride=(1, 1), padding=(2, 2))</text:p>
          </table:table-cell>
          <table:table-cell table:number-columns-repeated="10" table:style-name="ce1"/>
          <table:table-cell office:value-type="string" table:style-name="ce1">
            <text:p><text:s text:c="4"/>(6): ReLU()</text:p>
          </table:table-cell>
          <table:table-cell table:number-columns-repeated="10" table:style-name="ce1"/>
          <table:table-cell office:value-type="string" table:style-name="ce1">
            <text:p><text:s text:c="4"/>(6): Conv2d(64, 128, kernel_size=(3, 3), stride=(1, 1), padding=(1, 1)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7): ReLU()</text:p>
          </table:table-cell>
          <table:table-cell table:number-columns-repeated="10" table:style-name="ce1"/>
          <table:table-cell office:value-type="string" table:style-name="ce1">
            <text:p><text:s text:c="4"/>(7): Conv2d(128, 128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7): ReLU(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8): Conv2d(128, 128, kernel_size=(5, 5), stride=(1, 1), padding=(2, 2))</text:p>
          </table:table-cell>
          <table:table-cell table:number-columns-repeated="10" table:style-name="ce1"/>
          <table:table-cell office:value-type="string" table:style-name="ce1">
            <text:p><text:s text:c="4"/>(8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8): Conv2d(128, 128, kernel_size=(3, 3), stride=(1, 1), padding=(1, 1)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9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9): ReLU()</text:p>
          </table:table-cell>
          <table:table-cell table:number-columns-repeated="10" table:style-name="ce1"/>
          <table:table-cell office:value-type="string" table:style-name="ce1">
            <text:p><text:s text:c="4"/>(9): MaxPool2d(kernel_size=2, stride=2, padding=0, dilation=1, ceil_mode=False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0): BatchNorm2d(128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4"/>(10): Conv2d(128, 256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10): BatchNorm2d(128, eps=1e-05, momentum=0.1, affine=True, track_running_stats=True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1): ReLU()</text:p>
          </table:table-cell>
          <table:table-cell table:number-columns-repeated="10" table:style-name="ce1"/>
          <table:table-cell office:value-type="string" table:style-name="ce1">
            <text:p><text:s text:c="4"/>(11): ReLU()</text:p>
          </table:table-cell>
          <table:table-cell table:number-columns-repeated="10" table:style-name="ce1"/>
          <table:table-cell office:value-type="string" table:style-name="ce1">
            <text:p><text:s text:c="4"/>(11): ReLU(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2): Conv2d(128, 256, kernel_size=(5, 5), stride=(1, 1), padding=(2, 2))</text:p>
          </table:table-cell>
          <table:table-cell table:number-columns-repeated="10" table:style-name="ce1"/>
          <table:table-cell office:value-type="string" table:style-name="ce1">
            <text:p><text:s text:c="4"/>(12): Conv2d(256, 256, kernel_size=(3, 3), stride=(1, 1), padding=(1, 1))</text:p>
          </table:table-cell>
          <table:table-cell table:number-columns-repeated="10" table:style-name="ce1"/>
          <table:table-cell office:value-type="string" table:style-name="ce1">
            <text:p><text:s text:c="4"/>(12): Conv2d(128, 256, kernel_size=(3, 3), stride=(1, 1), padding=(1, 1)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3): ReLU()</text:p>
          </table:table-cell>
          <table:table-cell table:number-columns-repeated="10" table:style-name="ce1"/>
          <table:table-cell office:value-type="string" table:style-name="ce1">
            <text:p><text:s text:c="4"/>(13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4"/>(13): ReLU(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4): Conv2d(256, 256, kernel_size=(5, 5), stride=(1, 1), padding=(2, 2))</text:p>
          </table:table-cell>
          <table:table-cell table:number-columns-repeated="10" table:style-name="ce1"/>
          <table:table-cell office:value-type="string" table:style-name="ce1">
            <text:p><text:s text:c="4"/>(14): ReLU()</text:p>
          </table:table-cell>
          <table:table-cell table:number-columns-repeated="10" table:style-name="ce1"/>
          <table:table-cell office:value-type="string" table:style-name="ce1">
            <text:p><text:s text:c="4"/>(14): Conv2d(256, 256, kernel_size=(3, 3), stride=(1, 1), padding=(1, 1)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5): MaxPool2d(kernel_size=2, stride=2, padding=0, dilation=1, ceil_mode=False)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<text:s text:c="4"/>(15): MaxPool2d(kernel_size=2, stride=2, padding=0, dilation=1, ceil_mode=False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6): BatchNorm2d(256, eps=1e-05, momentum=0.1, affine=True, track_running_stats=True)</text:p>
          </table:table-cell>
          <table:table-cell table:number-columns-repeated="10" table:style-name="ce1"/>
          <table:table-cell office:value-type="string" table:style-name="ce1">
            <text:p><text:s text:c="2"/>(classifier): Sequential(</text:p>
          </table:table-cell>
          <table:table-cell table:number-columns-repeated="10" table:style-name="ce1"/>
          <table:table-cell office:value-type="string" table:style-name="ce1">
            <text:p><text:s text:c="4"/>(16): BatchNorm2d(256, eps=1e-05, momentum=0.1, affine=True, track_running_stats=True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7): ReLU()</text:p>
          </table:table-cell>
          <table:table-cell table:number-columns-repeated="10" table:style-name="ce1"/>
          <table:table-cell office:value-type="string" table:style-name="ce1">
            <text:p><text:s text:c="4"/>(0): Flatten(start_dim=1, end_dim=-1)</text:p>
          </table:table-cell>
          <table:table-cell table:number-columns-repeated="10" table:style-name="ce1"/>
          <table:table-cell office:value-type="string" table:style-name="ce1">
            <text:p><text:s text:c="4"/>(17): ReLU(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<text:s text:c="4"/>(1): Linear(in_features=4096, out_features=1024, bias=True)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2"/>(classifier): Sequential(</text:p>
          </table:table-cell>
          <table:table-cell table:number-columns-repeated="10" table:style-name="ce1"/>
          <table:table-cell office:value-type="string" table:style-name="ce1">
            <text:p><text:s text:c="4"/>(2): ReLU()</text:p>
          </table:table-cell>
          <table:table-cell table:number-columns-repeated="10" table:style-name="ce1"/>
          <table:table-cell office:value-type="string" table:style-name="ce1">
            <text:p><text:s text:c="2"/>(classifier): Sequential(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0): Flatten(start_dim=1, end_dim=-1)</text:p>
          </table:table-cell>
          <table:table-cell table:number-columns-repeated="10" table:style-name="ce1"/>
          <table:table-cell office:value-type="string" table:style-name="ce1">
            <text:p><text:s text:c="4"/>(3): Linear(in_features=1024, out_features=512, bias=True)</text:p>
          </table:table-cell>
          <table:table-cell table:number-columns-repeated="10" table:style-name="ce1"/>
          <table:table-cell office:value-type="string" table:style-name="ce1">
            <text:p><text:s text:c="4"/>(0): Flatten(start_dim=1, end_dim=-1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1): Linear(in_features=4096, out_features=1024, bias=True)</text:p>
          </table:table-cell>
          <table:table-cell table:number-columns-repeated="10" table:style-name="ce1"/>
          <table:table-cell office:value-type="string" table:style-name="ce1">
            <text:p><text:s text:c="4"/>(4): ReLU()</text:p>
          </table:table-cell>
          <table:table-cell table:number-columns-repeated="10" table:style-name="ce1"/>
          <table:table-cell office:value-type="string" table:style-name="ce1">
            <text:p><text:s text:c="4"/>(1): Linear(in_features=4096, out_features=1024, bias=True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2): ReLU()</text:p>
          </table:table-cell>
          <table:table-cell table:number-columns-repeated="10" table:style-name="ce1"/>
          <table:table-cell office:value-type="string" table:style-name="ce1">
            <text:p><text:s text:c="4"/>(5): Linear(in_features=512, out_features=10, bias=True)</text:p>
          </table:table-cell>
          <table:table-cell table:number-columns-repeated="10" table:style-name="ce1"/>
          <table:table-cell office:value-type="string" table:style-name="ce1">
            <text:p><text:s text:c="4"/>(2): ReLU(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3): Linear(in_features=1024, out_features=512, bias=True)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<text:s text:c="4"/>(3): Linear(in_features=1024, out_features=512, bias=True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4): ReLU()</text:p>
          </table:table-cell>
          <table:table-cell table:number-columns-repeated="10" table:style-name="ce1"/>
          <table:table-cell office:value-type="string" table:style-name="ce1">
            <text:p>)</text:p>
          </table:table-cell>
          <table:table-cell table:number-columns-repeated="10" table:style-name="ce1"/>
          <table:table-cell office:value-type="string" table:style-name="ce1">
            <text:p><text:s text:c="4"/>(4): ReLU(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4"/>(5): Linear(in_features=512, out_features=10, bias=True)</text:p>
          </table:table-cell>
          <table:table-cell table:number-columns-repeated="10" table:style-name="ce1"/>
          <table:table-cell office:value-type="string" table:style-name="ce1">
            <text:p>Training begins...</text:p>
          </table:table-cell>
          <table:table-cell table:number-columns-repeated="10" table:style-name="ce1"/>
          <table:table-cell office:value-type="string" table:style-name="ce1">
            <text:p><text:s text:c="4"/>(5): Linear(in_features=512, out_features=10, bias=True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<text:s text:c="2"/>)</text:p>
          </table:table-cell>
          <table:table-cell table:number-columns-repeated="10" table:style-name="ce1"/>
          <table:table-cell office:value-type="string" table:style-name="ce1">
            <text:p>Epoch: 0, Batches per seconds: 3.11, Global step: <text:s text:c="3"/>351, Validation Loss: 2.30, Validation Accuracy: 0.101</text:p>
          </table:table-cell>
          <table:table-cell table:number-columns-repeated="10" table:style-name="ce1"/>
          <table:table-cell office:value-type="string" table:style-name="ce1">
            <text:p><text:s text:c="2"/>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)</text:p>
          </table:table-cell>
          <table:table-cell table:number-columns-repeated="10" table:style-name="ce1"/>
          <table:table-cell office:value-type="string" table:style-name="ce1">
            <text:p>Epoch: 0, Batches per seconds: 3.27, Global step: <text:s text:c="3"/>702, Validation Loss: 2.30, Validation Accuracy: 0.098</text:p>
          </table:table-cell>
          <table:table-cell table:number-columns-repeated="10" table:style-name="ce1"/>
          <table:table-cell office:value-type="string" table:style-name="ce1">
            <text:p>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Training begins...</text:p>
          </table:table-cell>
          <table:table-cell table:number-columns-repeated="10" table:style-name="ce1"/>
          <table:table-cell office:value-type="string" table:style-name="ce1">
            <text:p>Epoch: 1, Batches per seconds: 3.27, Global step: <text:s text:c="2"/>1053, Validation Loss: 2.30, Validation Accuracy: 0.097</text:p>
          </table:table-cell>
          <table:table-cell table:number-columns-repeated="10" table:style-name="ce1"/>
          <table:table-cell office:value-type="string" table:style-name="ce1">
            <text:p>Training begins...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0, Batches per seconds: 1.89, Global step: <text:s text:c="3"/>351, Validation Loss: 1.96, Validation Accuracy: 0.197</text:p>
          </table:table-cell>
          <table:table-cell table:number-columns-repeated="10" table:style-name="ce1"/>
          <table:table-cell office:value-type="string" table:style-name="ce1">
            <text:p>Epoch: 1, Batches per seconds: 3.31, Global step: <text:s text:c="2"/>1404, Validation Loss: 2.30, Validation Accuracy: 0.096</text:p>
          </table:table-cell>
          <table:table-cell table:number-columns-repeated="10" table:style-name="ce1"/>
          <table:table-cell office:value-type="string" table:style-name="ce1">
            <text:p>Epoch: 0, Batches per seconds: 3.13, Global step: <text:s text:c="3"/>351, Validation Loss: 2.02, Validation Accuracy: 0.173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0, Batches per seconds: 1.89, Global step: <text:s text:c="3"/>702, Validation Loss: 1.94, Validation Accuracy: 0.269</text:p>
          </table:table-cell>
          <table:table-cell table:number-columns-repeated="10" table:style-name="ce1"/>
          <table:table-cell office:value-type="string" table:style-name="ce1">
            <text:p>Epoch: 2, Batches per seconds: 3.29, Global step: <text:s text:c="2"/>1755, Validation Loss: 2.30, Validation Accuracy: 0.095</text:p>
          </table:table-cell>
          <table:table-cell table:number-columns-repeated="10" table:style-name="ce1"/>
          <table:table-cell office:value-type="string" table:style-name="ce1">
            <text:p>Epoch: 0, Batches per seconds: 3.18, Global step: <text:s text:c="3"/>702, Validation Loss: 1.86, Validation Accuracy: 0.259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1, Batches per seconds: 1.85, Global step: <text:s text:c="2"/>1053, Validation Loss: 1.68, Validation Accuracy: 0.363</text:p>
          </table:table-cell>
          <table:table-cell table:number-columns-repeated="10" table:style-name="ce1"/>
          <table:table-cell office:value-type="string" table:style-name="ce1">
            <text:p>Epoch: 2, Batches per seconds: 3.31, Global step: <text:s text:c="2"/>2106, Validation Loss: 2.31, Validation Accuracy: 0.101</text:p>
          </table:table-cell>
          <table:table-cell table:number-columns-repeated="10" table:style-name="ce1"/>
          <table:table-cell office:value-type="string" table:style-name="ce1">
            <text:p>Epoch: 1, Batches per seconds: 3.16, Global step: <text:s text:c="2"/>1053, Validation Loss: 1.76, Validation Accuracy: 0.321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1, Batches per seconds: 1.86, Global step: <text:s text:c="2"/>1404, Validation Loss: 1.53, Validation Accuracy: 0.410</text:p>
          </table:table-cell>
          <table:table-cell table:number-columns-repeated="10" table:style-name="ce1"/>
          <table:table-cell office:value-type="string" table:style-name="ce1">
            <text:p>Early stop criteria met</text:p>
          </table:table-cell>
          <table:table-cell table:number-columns-repeated="10" table:style-name="ce1"/>
          <table:table-cell office:value-type="string" table:style-name="ce1">
            <text:p>Epoch: 1, Batches per seconds: 3.20, Global step: <text:s text:c="2"/>1404, Validation Loss: 1.66, Validation Accuracy: 0.364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2, Batches per seconds: 1.84, Global step: <text:s text:c="2"/>1755, Validation Loss: 1.53, Validation Accuracy: 0.435</text:p>
          </table:table-cell>
          <table:table-cell table:number-columns-repeated="10" table:style-name="ce1"/>
          <table:table-cell office:value-type="string" table:style-name="ce1">
            <text:p>Early stopping.</text:p>
          </table:table-cell>
          <table:table-cell table:number-columns-repeated="10" table:style-name="ce1"/>
          <table:table-cell office:value-type="string" table:style-name="ce1">
            <text:p>Epoch: 2, Batches per seconds: 3.18, Global step: <text:s text:c="2"/>1755, Validation Loss: 1.51, Validation Accuracy: 0.466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2, Batches per seconds: 1.85, Global step: <text:s text:c="2"/>2106, Validation Loss: 1.48, Validation Accuracy: 0.456</text:p>
          </table:table-cell>
          <table:table-cell table:number-columns-repeated="10" table:style-name="ce1"/>
          <table:table-cell office:value-type="string" table:style-name="ce1">
            <text:p>Test accuracy: (tensor(2.3058), 0.1)</text:p>
          </table:table-cell>
          <table:table-cell table:number-columns-repeated="10" table:style-name="ce1"/>
          <table:table-cell office:value-type="string" table:style-name="ce1">
            <text:p>Epoch: 2, Batches per seconds: 3.20, Global step: <text:s text:c="2"/>2106, Validation Loss: 1.43, Validation Accuracy: 0.504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3, Batches per seconds: 1.84, Global step: <text:s text:c="2"/>2457, Validation Loss: 1.27, Validation Accuracy: 0.549</text:p>
          </table:table-cell>
          <table:table-cell table:number-columns-repeated="10" table:style-name="ce1"/>
          <table:table-cell office:value-type="string" table:style-name="ce1">
            <text:p>Validation accuracy: (tensor(2.3073), 0.1006)</text:p>
          </table:table-cell>
          <table:table-cell table:number-columns-repeated="10" table:style-name="ce1"/>
          <table:table-cell office:value-type="string" table:style-name="ce1">
            <text:p>Epoch: 3, Batches per seconds: 3.19, Global step: <text:s text:c="2"/>2457, Validation Loss: 1.26, Validation Accuracy: 0.564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3, Batches per seconds: 1.84, Global step: <text:s text:c="2"/>2808, Validation Loss: 1.29, Validation Accuracy: 0.549</text:p>
          </table:table-cell>
          <table:table-cell table:number-columns-repeated="10" table:style-name="ce1"/>
          <table:table-cell office:value-type="string" table:style-name="ce1">
            <text:p>Train accuracy: (tensor(2.3054), 0.09992887624466572)</text:p>
          </table:table-cell>
          <table:table-cell table:number-columns-repeated="10" table:style-name="ce1"/>
          <table:table-cell office:value-type="string" table:style-name="ce1">
            <text:p>Epoch: 3, Batches per seconds: 3.22, Global step: <text:s text:c="2"/>2808, Validation Loss: 1.07, Validation Accuracy: 0.612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4, Batches per seconds: 1.84, Global step: <text:s text:c="2"/>3159, Validation Loss: 1.22, Validation Accuracy: 0.575</text:p>
          </table:table-cell>
          <table:table-cell table:number-columns-repeated="21" table:style-name="ce1"/>
          <table:table-cell office:value-type="string" table:style-name="ce1">
            <text:p>Epoch: 4, Batches per seconds: 3.21, Global step: <text:s text:c="2"/>3159, Validation Loss: 0.92, Validation Accuracy: 0.672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4, Batches per seconds: 1.85, Global step: <text:s text:c="2"/>3510, Validation Loss: 1.18, Validation Accuracy: 0.597</text:p>
          </table:table-cell>
          <table:table-cell table:number-columns-repeated="21" table:style-name="ce1"/>
          <table:table-cell office:value-type="string" table:style-name="ce1">
            <text:p>Epoch: 4, Batches per seconds: 3.22, Global step: <text:s text:c="2"/>3510, Validation Loss: 0.95, Validation Accuracy: 0.671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5, Batches per seconds: 1.85, Global step: <text:s text:c="2"/>3861, Validation Loss: 0.97, Validation Accuracy: 0.667</text:p>
          </table:table-cell>
          <table:table-cell table:number-columns-repeated="21" table:style-name="ce1"/>
          <table:table-cell office:value-type="string" table:style-name="ce1">
            <text:p>Epoch: 5, Batches per seconds: 3.21, Global step: <text:s text:c="2"/>3861, Validation Loss: 1.07, Validation Accuracy: 0.643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5, Batches per seconds: 1.86, Global step: <text:s text:c="2"/>4212, Validation Loss: 0.97, Validation Accuracy: 0.662</text:p>
          </table:table-cell>
          <table:table-cell table:number-columns-repeated="21" table:style-name="ce1"/>
          <table:table-cell office:value-type="string" table:style-name="ce1">
            <text:p>Epoch: 5, Batches per seconds: 3.23, Global step: <text:s text:c="2"/>4212, Validation Loss: 0.90, Validation Accuracy: 0.691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6, Batches per seconds: 1.86, Global step: <text:s text:c="2"/>4563, Validation Loss: 0.98, Validation Accuracy: 0.655</text:p>
          </table:table-cell>
          <table:table-cell table:number-columns-repeated="21" table:style-name="ce1"/>
          <table:table-cell office:value-type="string" table:style-name="ce1">
            <text:p>Epoch: 6, Batches per seconds: 3.22, Global step: <text:s text:c="2"/>4563, Validation Loss: 0.93, Validation Accuracy: 0.706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6, Batches per seconds: 1.86, Global step: <text:s text:c="2"/>4914, Validation Loss: 0.95, Validation Accuracy: 0.673</text:p>
          </table:table-cell>
          <table:table-cell table:number-columns-repeated="21" table:style-name="ce1"/>
          <table:table-cell office:value-type="string" table:style-name="ce1">
            <text:p>Epoch: 6, Batches per seconds: 3.23, Global step: <text:s text:c="2"/>4914, Validation Loss: 0.82, Validation Accuracy: 0.712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7, Batches per seconds: 1.86, Global step: <text:s text:c="2"/>5265, Validation Loss: 4.55, Validation Accuracy: 0.307</text:p>
          </table:table-cell>
          <table:table-cell table:number-columns-repeated="21" table:style-name="ce1"/>
          <table:table-cell office:value-type="string" table:style-name="ce1">
            <text:p>Epoch: 7, Batches per seconds: 3.22, Global step: <text:s text:c="2"/>5265, Validation Loss: 0.90, Validation Accuracy: 0.694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7, Batches per seconds: 1.87, Global step: <text:s text:c="2"/>5616, Validation Loss: 1.07, Validation Accuracy: 0.630</text:p>
          </table:table-cell>
          <table:table-cell table:number-columns-repeated="21" table:style-name="ce1"/>
          <table:table-cell office:value-type="string" table:style-name="ce1">
            <text:p>Epoch: 7, Batches per seconds: 3.23, Global step: <text:s text:c="2"/>5616, Validation Loss: 0.78, Validation Accuracy: 0.724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8, Batches per seconds: 1.87, Global step: <text:s text:c="2"/>5967, Validation Loss: 0.89, Validation Accuracy: 0.679</text:p>
          </table:table-cell>
          <table:table-cell table:number-columns-repeated="21" table:style-name="ce1"/>
          <table:table-cell office:value-type="string" table:style-name="ce1">
            <text:p>Epoch: 8, Batches per seconds: 3.22, Global step: <text:s text:c="2"/>5967, Validation Loss: 0.88, Validation Accuracy: 0.702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8, Batches per seconds: 1.87, Global step: <text:s text:c="2"/>6318, Validation Loss: 0.84, Validation Accuracy: 0.706</text:p>
          </table:table-cell>
          <table:table-cell table:number-columns-repeated="21" table:style-name="ce1"/>
          <table:table-cell office:value-type="string" table:style-name="ce1">
            <text:p>Epoch: 8, Batches per seconds: 3.23, Global step: <text:s text:c="2"/>6318, Validation Loss: 0.80, Validation Accuracy: 0.724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9, Batches per seconds: 1.87, Global step: <text:s text:c="2"/>6669, Validation Loss: 0.91, Validation Accuracy: 0.686</text:p>
          </table:table-cell>
          <table:table-cell table:number-columns-repeated="21" table:style-name="ce1"/>
          <table:table-cell office:value-type="string" table:style-name="ce1">
            <text:p>Epoch: 9, Batches per seconds: 3.22, Global step: <text:s text:c="2"/>6669, Validation Loss: 0.87, Validation Accuracy: 0.713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Epoch: 9, Batches per seconds: 1.87, Global step: <text:s text:c="2"/>7020, Validation Loss: 0.85, Validation Accuracy: 0.710</text:p>
          </table:table-cell>
          <table:table-cell table:number-columns-repeated="21" table:style-name="ce1"/>
          <table:table-cell office:value-type="string" table:style-name="ce1">
            <text:p>Early stop criteria met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Test accuracy: (tensor(0.8127), 0.7228)</text:p>
          </table:table-cell>
          <table:table-cell table:number-columns-repeated="21" table:style-name="ce1"/>
          <table:table-cell office:value-type="string" table:style-name="ce1">
            <text:p>Early stopping.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Validation accuracy: (tensor(0.7965), 0.7248)</text:p>
          </table:table-cell>
          <table:table-cell table:number-columns-repeated="21" table:style-name="ce1"/>
          <table:table-cell office:value-type="string" table:style-name="ce1">
            <text:p>Test accuracy: (tensor(0.7597), 0.7449)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">
            <text:p>Train accuracy: (tensor(0.7577), 0.7417763157894737)</text:p>
          </table:table-cell>
          <table:table-cell table:number-columns-repeated="21" table:style-name="ce1"/>
          <table:table-cell office:value-type="string" table:style-name="ce1">
            <text:p>Validation accuracy: (tensor(0.7636), 0.7494)</text:p>
          </table:table-cell>
          <table:table-cell table:number-columns-repeated="16360"/>
        </table:table-row>
        <table:table-row table:style-name="ro1">
          <table:table-cell/>
          <table:table-cell table:number-columns-repeated="22" table:style-name="ce1"/>
          <table:table-cell office:value-type="string" table:style-name="ce1">
            <text:p>Train accuracy: (tensor(0.6806), 0.7658250355618776)</text:p>
          </table:table-cell>
          <table:table-cell table:number-columns-repeated="16360"/>
        </table:table-row>
        <table:table-row table:number-rows-repeated="1048519" table:style-name="ro1">
          <table:table-cell table:number-columns-repeated="16384"/>
        </table:table-row>
      </table:table>
      <table:table table:name="Blad3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Kernel 3</text:p>
          </table:table-cell>
          <table:table-cell table:number-columns-repeated="10" table:style-name="ce1"/>
          <table:table-cell office:value-type="string" table:style-name="ce1">
            <text:p>Kernel 3 - normalization</text:p>
          </table:table-cell>
          <table:table-cell table:number-columns-repeated="11" table:style-name="ce1"/>
          <table:table-cell office:value-type="string" table:style-name="ce1">
            <text:p>Kernel 5<text:s/></text:p>
          </table:table-cell>
          <table:table-cell table:number-columns-repeated="11" table:style-name="ce1"/>
          <table:table-cell office:value-type="string" table:style-name="ce1">
            <text:p>SGD optimizer instead of Adam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poch: 0, Batches per seconds: 3.14, Global step: <text:s text:c="3"/>351, Validation Loss: 1.22, Validation Accuracy: 0.583</text:p>
          </table:table-cell>
          <table:table-cell table:number-columns-repeated="10" table:style-name="ce1"/>
          <table:table-cell office:value-type="string" table:style-name="ce1">
            <text:p>Epoch: 0, Batches per seconds: 3.17, Global step: <text:s text:c="3"/>351, Validation Loss: 1.56, Validation Accuracy: 0.395</text:p>
          </table:table-cell>
          <table:table-cell table:number-columns-repeated="11" table:style-name="ce1"/>
          <table:table-cell office:value-type="string" table:style-name="ce1">
            <text:p>Epoch: 0, Batches per seconds: 1.88, Global step: <text:s text:c="3"/>351, Validation Loss: 1.63, Validation Accuracy: 0.373</text:p>
          </table:table-cell>
          <table:table-cell table:number-columns-repeated="11" table:style-name="ce1"/>
          <table:table-cell office:value-type="string" table:style-name="ce1">
            <text:p>Epoch: 0, Batches per seconds: 3.44, Global step: <text:s text:c="3"/>351, Validation Loss: 2.24, Validation Accuracy: 0.197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0, Batches per seconds: 3.24, Global step: <text:s text:c="3"/>702, Validation Loss: 0.87, Validation Accuracy: 0.696</text:p>
          </table:table-cell>
          <table:table-cell table:number-columns-repeated="10" table:style-name="ce1"/>
          <table:table-cell office:value-type="string" table:style-name="ce1">
            <text:p>Epoch: 0, Batches per seconds: 3.29, Global step: <text:s text:c="3"/>702, Validation Loss: 1.35, Validation Accuracy: 0.507</text:p>
          </table:table-cell>
          <table:table-cell table:number-columns-repeated="11" table:style-name="ce1"/>
          <table:table-cell office:value-type="string" table:style-name="ce1">
            <text:p>Epoch: 0, Batches per seconds: 1.91, Global step: <text:s text:c="3"/>702, Validation Loss: 1.22, Validation Accuracy: 0.569</text:p>
          </table:table-cell>
          <table:table-cell table:number-columns-repeated="11" table:style-name="ce1"/>
          <table:table-cell office:value-type="string" table:style-name="ce1">
            <text:p>Epoch: 0, Batches per seconds: 3.55, Global step: <text:s text:c="3"/>702, Validation Loss: 2.15, Validation Accuracy: 0.277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1, Batches per seconds: 3.20, Global step: <text:s text:c="2"/>1053, Validation Loss: 0.80, Validation Accuracy: 0.725</text:p>
          </table:table-cell>
          <table:table-cell table:number-columns-repeated="10" table:style-name="ce1"/>
          <table:table-cell office:value-type="string" table:style-name="ce1">
            <text:p>Epoch: 1, Batches per seconds: 3.25, Global step: <text:s text:c="2"/>1053, Validation Loss: 1.12, Validation Accuracy: 0.595</text:p>
          </table:table-cell>
          <table:table-cell table:number-columns-repeated="11" table:style-name="ce1"/>
          <table:table-cell office:value-type="string" table:style-name="ce1">
            <text:p>Epoch: 1, Batches per seconds: 1.89, Global step: <text:s text:c="2"/>1053, Validation Loss: 1.04, Validation Accuracy: 0.633</text:p>
          </table:table-cell>
          <table:table-cell table:number-columns-repeated="11" table:style-name="ce1"/>
          <table:table-cell office:value-type="string" table:style-name="ce1">
            <text:p>Epoch: 1, Batches per seconds: 3.50, Global step: <text:s text:c="2"/>1053, Validation Loss: 2.01, Validation Accuracy: 0.323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1, Batches per seconds: 3.23, Global step: <text:s text:c="2"/>1404, Validation Loss: 0.80, Validation Accuracy: 0.720</text:p>
          </table:table-cell>
          <table:table-cell table:number-columns-repeated="10" table:style-name="ce1"/>
          <table:table-cell office:value-type="string" table:style-name="ce1">
            <text:p>Epoch: 1, Batches per seconds: 3.27, Global step: <text:s text:c="2"/>1404, Validation Loss: 0.95, Validation Accuracy: 0.658</text:p>
          </table:table-cell>
          <table:table-cell table:number-columns-repeated="11" table:style-name="ce1"/>
          <table:table-cell office:value-type="string" table:style-name="ce1">
            <text:p>Epoch: 1, Batches per seconds: 1.90, Global step: <text:s text:c="2"/>1404, Validation Loss: 1.21, Validation Accuracy: 0.603</text:p>
          </table:table-cell>
          <table:table-cell table:number-columns-repeated="11" table:style-name="ce1"/>
          <table:table-cell office:value-type="string" table:style-name="ce1">
            <text:p>Epoch: 1, Batches per seconds: 3.53, Global step: <text:s text:c="2"/>1404, Validation Loss: 1.84, Validation Accuracy: 0.372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2, Batches per seconds: 3.21, Global step: <text:s text:c="2"/>1755, Validation Loss: 0.68, Validation Accuracy: 0.758</text:p>
          </table:table-cell>
          <table:table-cell table:number-columns-repeated="10" table:style-name="ce1"/>
          <table:table-cell office:value-type="string" table:style-name="ce1">
            <text:p>Epoch: 2, Batches per seconds: 3.22, Global step: <text:s text:c="2"/>1755, Validation Loss: 0.89, Validation Accuracy: 0.677</text:p>
          </table:table-cell>
          <table:table-cell table:number-columns-repeated="11" table:style-name="ce1"/>
          <table:table-cell office:value-type="string" table:style-name="ce1">
            <text:p>Epoch: 2, Batches per seconds: 1.88, Global step: <text:s text:c="2"/>1755, Validation Loss: 0.85, Validation Accuracy: 0.710</text:p>
          </table:table-cell>
          <table:table-cell table:number-columns-repeated="11" table:style-name="ce1"/>
          <table:table-cell office:value-type="string" table:style-name="ce1">
            <text:p>Epoch: 2, Batches per seconds: 3.51, Global step: <text:s text:c="2"/>1755, Validation Loss: 1.70, Validation Accuracy: 0.399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2, Batches per seconds: 3.23, Global step: <text:s text:c="2"/>2106, Validation Loss: 0.69, Validation Accuracy: 0.769</text:p>
          </table:table-cell>
          <table:table-cell table:number-columns-repeated="10" table:style-name="ce1"/>
          <table:table-cell office:value-type="string" table:style-name="ce1">
            <text:p>Epoch: 2, Batches per seconds: 3.25, Global step: <text:s text:c="2"/>2106, Validation Loss: 0.86, Validation Accuracy: 0.705</text:p>
          </table:table-cell>
          <table:table-cell table:number-columns-repeated="11" table:style-name="ce1"/>
          <table:table-cell office:value-type="string" table:style-name="ce1">
            <text:p>Epoch: 2, Batches per seconds: 1.88, Global step: <text:s text:c="2"/>2106, Validation Loss: 0.79, Validation Accuracy: 0.729</text:p>
          </table:table-cell>
          <table:table-cell table:number-columns-repeated="11" table:style-name="ce1"/>
          <table:table-cell office:value-type="string" table:style-name="ce1">
            <text:p>Epoch: 2, Batches per seconds: 3.54, Global step: <text:s text:c="2"/>2106, Validation Loss: 1.61, Validation Accuracy: 0.420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3, Batches per seconds: 3.22, Global step: <text:s text:c="2"/>2457, Validation Loss: 0.60, Validation Accuracy: 0.802</text:p>
          </table:table-cell>
          <table:table-cell table:number-columns-repeated="10" table:style-name="ce1"/>
          <table:table-cell office:value-type="string" table:style-name="ce1">
            <text:p>Epoch: 3, Batches per seconds: 3.25, Global step: <text:s text:c="2"/>2457, Validation Loss: 0.80, Validation Accuracy: 0.728</text:p>
          </table:table-cell>
          <table:table-cell table:number-columns-repeated="11" table:style-name="ce1"/>
          <table:table-cell office:value-type="string" table:style-name="ce1">
            <text:p>Epoch: 3, Batches per seconds: 1.87, Global step: <text:s text:c="2"/>2457, Validation Loss: 0.77, Validation Accuracy: 0.734</text:p>
          </table:table-cell>
          <table:table-cell table:number-columns-repeated="11" table:style-name="ce1"/>
          <table:table-cell office:value-type="string" table:style-name="ce1">
            <text:p>Epoch: 3, Batches per seconds: 3.52, Global step: <text:s text:c="2"/>2457, Validation Loss: 1.54, Validation Accuracy: 0.438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3, Batches per seconds: 3.23, Global step: <text:s text:c="2"/>2808, Validation Loss: 0.56, Validation Accuracy: 0.812</text:p>
          </table:table-cell>
          <table:table-cell table:number-columns-repeated="10" table:style-name="ce1"/>
          <table:table-cell office:value-type="string" table:style-name="ce1">
            <text:p>Epoch: 3, Batches per seconds: 3.27, Global step: <text:s text:c="2"/>2808, Validation Loss: 0.76, Validation Accuracy: 0.740</text:p>
          </table:table-cell>
          <table:table-cell table:number-columns-repeated="11" table:style-name="ce1"/>
          <table:table-cell office:value-type="string" table:style-name="ce1">
            <text:p>Epoch: 3, Batches per seconds: 1.86, Global step: <text:s text:c="2"/>2808, Validation Loss: 0.69, Validation Accuracy: 0.755</text:p>
          </table:table-cell>
          <table:table-cell table:number-columns-repeated="11" table:style-name="ce1"/>
          <table:table-cell office:value-type="string" table:style-name="ce1">
            <text:p>Epoch: 3, Batches per seconds: 3.54, Global step: <text:s text:c="2"/>2808, Validation Loss: 1.48, Validation Accuracy: 0.460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4, Batches per seconds: 3.22, Global step: <text:s text:c="2"/>3159, Validation Loss: 0.60, Validation Accuracy: 0.795</text:p>
          </table:table-cell>
          <table:table-cell table:number-columns-repeated="10" table:style-name="ce1"/>
          <table:table-cell office:value-type="string" table:style-name="ce1">
            <text:p>Epoch: 4, Batches per seconds: 3.26, Global step: <text:s text:c="2"/>3159, Validation Loss: 0.74, Validation Accuracy: 0.735</text:p>
          </table:table-cell>
          <table:table-cell table:number-columns-repeated="11" table:style-name="ce1"/>
          <table:table-cell office:value-type="string" table:style-name="ce1">
            <text:p>Epoch: 4, Batches per seconds: 1.86, Global step: <text:s text:c="2"/>3159, Validation Loss: 0.76, Validation Accuracy: 0.734</text:p>
          </table:table-cell>
          <table:table-cell table:number-columns-repeated="11" table:style-name="ce1"/>
          <table:table-cell office:value-type="string" table:style-name="ce1">
            <text:p>Epoch: 4, Batches per seconds: 3.53, Global step: <text:s text:c="2"/>3159, Validation Loss: 1.41, Validation Accuracy: 0.484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4, Batches per seconds: 3.23, Global step: <text:s text:c="2"/>3510, Validation Loss: 0.62, Validation Accuracy: 0.802</text:p>
          </table:table-cell>
          <table:table-cell table:number-columns-repeated="10" table:style-name="ce1"/>
          <table:table-cell office:value-type="string" table:style-name="ce1">
            <text:p>Epoch: 4, Batches per seconds: 3.27, Global step: <text:s text:c="2"/>3510, Validation Loss: 0.69, Validation Accuracy: 0.763</text:p>
          </table:table-cell>
          <table:table-cell table:number-columns-repeated="11" table:style-name="ce1"/>
          <table:table-cell office:value-type="string" table:style-name="ce1">
            <text:p>Epoch: 4, Batches per seconds: 1.86, Global step: <text:s text:c="2"/>3510, Validation Loss: 0.74, Validation Accuracy: 0.745</text:p>
          </table:table-cell>
          <table:table-cell table:number-columns-repeated="11" table:style-name="ce1"/>
          <table:table-cell office:value-type="string" table:style-name="ce1">
            <text:p>Epoch: 4, Batches per seconds: 3.54, Global step: <text:s text:c="2"/>3510, Validation Loss: 1.37, Validation Accuracy: 0.504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poch: 5, Batches per seconds: 3.22, Global step: <text:s text:c="2"/>3861, Validation Loss: 0.60, Validation Accuracy: 0.794</text:p>
          </table:table-cell>
          <table:table-cell table:number-columns-repeated="10" table:style-name="ce1"/>
          <table:table-cell office:value-type="string" table:style-name="ce1">
            <text:p>Epoch: 5, Batches per seconds: 3.27, Global step: <text:s text:c="2"/>3861, Validation Loss: 0.64, Validation Accuracy: 0.778</text:p>
          </table:table-cell>
          <table:table-cell table:number-columns-repeated="11" table:style-name="ce1"/>
          <table:table-cell office:value-type="string" table:style-name="ce1">
            <text:p>Epoch: 5, Batches per seconds: 1.86, Global step: <text:s text:c="2"/>3861, Validation Loss: 0.71, Validation Accuracy: 0.765</text:p>
          </table:table-cell>
          <table:table-cell table:number-columns-repeated="11" table:style-name="ce1"/>
          <table:table-cell office:value-type="string" table:style-name="ce1">
            <text:p>Epoch: 5, Batches per seconds: 3.51, Global step: <text:s text:c="2"/>3861, Validation Loss: 1.33, Validation Accuracy: 0.513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arly stop criteria met</text:p>
          </table:table-cell>
          <table:table-cell table:number-columns-repeated="10" table:style-name="ce1"/>
          <table:table-cell office:value-type="string" table:style-name="ce1">
            <text:p>Epoch: 5, Batches per seconds: 3.28, Global step: <text:s text:c="2"/>4212, Validation Loss: 0.60, Validation Accuracy: 0.792</text:p>
          </table:table-cell>
          <table:table-cell table:number-columns-repeated="11" table:style-name="ce1"/>
          <table:table-cell office:value-type="string" table:style-name="ce1">
            <text:p>Early stop criteria met</text:p>
          </table:table-cell>
          <table:table-cell table:number-columns-repeated="11" table:style-name="ce1"/>
          <table:table-cell office:value-type="string" table:style-name="ce1">
            <text:p>Epoch: 5, Batches per seconds: 3.52, Global step: <text:s text:c="2"/>4212, Validation Loss: 1.29, Validation Accuracy: 0.533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Early stopping.</text:p>
          </table:table-cell>
          <table:table-cell table:number-columns-repeated="10" table:style-name="ce1"/>
          <table:table-cell office:value-type="string" table:style-name="ce1">
            <text:p>Epoch: 6, Batches per seconds: 3.26, Global step: <text:s text:c="2"/>4563, Validation Loss: 0.61, Validation Accuracy: 0.786</text:p>
          </table:table-cell>
          <table:table-cell table:number-columns-repeated="11" table:style-name="ce1"/>
          <table:table-cell office:value-type="string" table:style-name="ce1">
            <text:p>Early stopping.</text:p>
          </table:table-cell>
          <table:table-cell table:number-columns-repeated="11" table:style-name="ce1"/>
          <table:table-cell office:value-type="string" table:style-name="ce1">
            <text:p>Epoch: 6, Batches per seconds: 3.50, Global step: <text:s text:c="2"/>4563, Validation Loss: 1.24, Validation Accuracy: 0.549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Test accuracy: (tensor(0.5396), 0.8208)</text:p>
          </table:table-cell>
          <table:table-cell table:number-columns-repeated="10" table:style-name="ce1"/>
          <table:table-cell office:value-type="string" table:style-name="ce1">
            <text:p>Epoch: 6, Batches per seconds: 3.27, Global step: <text:s text:c="2"/>4914, Validation Loss: 0.59, Validation Accuracy: 0.799</text:p>
          </table:table-cell>
          <table:table-cell table:number-columns-repeated="11" table:style-name="ce1"/>
          <table:table-cell office:value-type="string" table:style-name="ce1">
            <text:p>Test accuracy: (tensor(0.6131), 0.7932)</text:p>
          </table:table-cell>
          <table:table-cell table:number-columns-repeated="11" table:style-name="ce1"/>
          <table:table-cell office:value-type="string" table:style-name="ce1">
            <text:p>Epoch: 6, Batches per seconds: 3.51, Global step: <text:s text:c="2"/>4914, Validation Loss: 1.19, Validation Accuracy: 0.563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Validation accuracy: (tensor(0.5336), 0.82)</text:p>
          </table:table-cell>
          <table:table-cell table:number-columns-repeated="10" table:style-name="ce1"/>
          <table:table-cell office:value-type="string" table:style-name="ce1">
            <text:p>Epoch: 7, Batches per seconds: 3.26, Global step: <text:s text:c="2"/>5265, Validation Loss: 0.59, Validation Accuracy: 0.797</text:p>
          </table:table-cell>
          <table:table-cell table:number-columns-repeated="11" table:style-name="ce1"/>
          <table:table-cell office:value-type="string" table:style-name="ce1">
            <text:p>Validation accuracy: (tensor(0.5746), 0.8012)</text:p>
          </table:table-cell>
          <table:table-cell table:number-columns-repeated="11" table:style-name="ce1"/>
          <table:table-cell office:value-type="string" table:style-name="ce1">
            <text:p>Epoch: 7, Batches per seconds: 3.50, Global step: <text:s text:c="2"/>5265, Validation Loss: 1.18, Validation Accuracy: 0.579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Train accuracy: (tensor(0.4143), 0.8597972972972973)</text:p>
          </table:table-cell>
          <table:table-cell table:number-columns-repeated="10" table:style-name="ce1"/>
          <table:table-cell office:value-type="string" table:style-name="ce1">
            <text:p>Epoch: 7, Batches per seconds: 3.27, Global step: <text:s text:c="2"/>5616, Validation Loss: 0.55, Validation Accuracy: 0.813</text:p>
          </table:table-cell>
          <table:table-cell table:number-columns-repeated="11" table:style-name="ce1"/>
          <table:table-cell office:value-type="string" table:style-name="ce1">
            <text:p>Train accuracy: (tensor(0.5100), 0.8261024182076814)</text:p>
          </table:table-cell>
          <table:table-cell table:number-columns-repeated="11" table:style-name="ce1"/>
          <table:table-cell office:value-type="string" table:style-name="ce1">
            <text:p>Epoch: 7, Batches per seconds: 3.50, Global step: <text:s text:c="2"/>5616, Validation Loss: 1.15, Validation Accuracy: 0.582</text:p>
          </table:table-cell>
          <table:table-cell table:number-columns-repeated="16347"/>
        </table:table-row>
        <table:table-row table:style-name="ro1">
          <table:table-cell/>
          <table:table-cell table:number-columns-repeated="11" table:style-name="ce1"/>
          <table:table-cell office:value-type="string" table:style-name="ce1">
            <text:p>Epoch: 8, Batches per seconds: 3.27, Global step: <text:s text:c="2"/>5967, Validation Loss: 0.59, Validation Accuracy: 0.800</text:p>
          </table:table-cell>
          <table:table-cell table:number-columns-repeated="23" table:style-name="ce1"/>
          <table:table-cell office:value-type="string" table:style-name="ce1">
            <text:p>Epoch: 8, Batches per seconds: 3.49, Global step: <text:s text:c="2"/>5967, Validation Loss: 1.11, Validation Accuracy: 0.601</text:p>
          </table:table-cell>
          <table:table-cell table:number-columns-repeated="16347"/>
        </table:table-row>
        <table:table-row table:style-name="ro1">
          <table:table-cell/>
          <table:table-cell table:number-columns-repeated="11" table:style-name="ce1"/>
          <table:table-cell office:value-type="string" table:style-name="ce1">
            <text:p>Epoch: 8, Batches per seconds: 3.28, Global step: <text:s text:c="2"/>6318, Validation Loss: 0.56, Validation Accuracy: 0.812</text:p>
          </table:table-cell>
          <table:table-cell table:number-columns-repeated="23" table:style-name="ce1"/>
          <table:table-cell office:value-type="string" table:style-name="ce1">
            <text:p>Epoch: 8, Batches per seconds: 3.50, Global step: <text:s text:c="2"/>6318, Validation Loss: 1.09, Validation Accuracy: 0.603</text:p>
          </table:table-cell>
          <table:table-cell table:number-columns-repeated="16347"/>
        </table:table-row>
        <table:table-row table:style-name="ro1">
          <table:table-cell/>
          <table:table-cell table:number-columns-repeated="11" table:style-name="ce1"/>
          <table:table-cell office:value-type="string" table:style-name="ce1">
            <text:p>Epoch: 9, Batches per seconds: 3.27, Global step: <text:s text:c="2"/>6669, Validation Loss: 0.58, Validation Accuracy: 0.800</text:p>
          </table:table-cell>
          <table:table-cell table:number-columns-repeated="23" table:style-name="ce1"/>
          <table:table-cell office:value-type="string" table:style-name="ce1">
            <text:p>Epoch: 9, Batches per seconds: 3.48, Global step: <text:s text:c="2"/>6669, Validation Loss: 1.03, Validation Accuracy: 0.628</text:p>
          </table:table-cell>
          <table:table-cell table:number-columns-repeated="16347"/>
        </table:table-row>
        <table:table-row table:style-name="ro1">
          <table:table-cell/>
          <table:table-cell table:number-columns-repeated="11" table:style-name="ce1"/>
          <table:table-cell office:value-type="string" table:style-name="ce1">
            <text:p>Early stop criteria met</text:p>
          </table:table-cell>
          <table:table-cell table:number-columns-repeated="23" table:style-name="ce1"/>
          <table:table-cell office:value-type="string" table:style-name="ce1">
            <text:p>Epoch: 9, Batches per seconds: 3.49, Global step: <text:s text:c="2"/>7020, Validation Loss: 1.01, Validation Accuracy: 0.632</text:p>
          </table:table-cell>
          <table:table-cell table:number-columns-repeated="16347"/>
        </table:table-row>
        <table:table-row table:style-name="ro1">
          <table:table-cell/>
          <table:table-cell table:number-columns-repeated="11" table:style-name="ce1"/>
          <table:table-cell office:value-type="string" table:style-name="ce1">
            <text:p>Early stopping.</text:p>
          </table:table-cell>
          <table:table-cell table:number-columns-repeated="23" table:style-name="ce1"/>
          <table:table-cell office:value-type="string" table:style-name="ce1">
            <text:p>Test accuracy: (tensor(1.0262), 0.6367)</text:p>
          </table:table-cell>
          <table:table-cell table:number-columns-repeated="16347"/>
        </table:table-row>
        <table:table-row table:style-name="ro1">
          <table:table-cell/>
          <table:table-cell table:number-columns-repeated="11" table:style-name="ce1"/>
          <table:table-cell office:value-type="string" table:style-name="ce1">
            <text:p>Test accuracy: (tensor(0.6001), 0.8005)</text:p>
          </table:table-cell>
          <table:table-cell table:number-columns-repeated="23" table:style-name="ce1"/>
          <table:table-cell office:value-type="string" table:style-name="ce1">
            <text:p>Validation accuracy: (tensor(1.0187), 0.6306)</text:p>
          </table:table-cell>
          <table:table-cell table:number-columns-repeated="16347"/>
        </table:table-row>
        <table:table-row table:style-name="ro1">
          <table:table-cell/>
          <table:table-cell table:number-columns-repeated="11" table:style-name="ce1"/>
          <table:table-cell office:value-type="string" table:style-name="ce1">
            <text:p>Validation accuracy: (tensor(0.5988), 0.7994)</text:p>
          </table:table-cell>
          <table:table-cell table:number-columns-repeated="23" table:style-name="ce1"/>
          <table:table-cell office:value-type="string" table:style-name="ce1">
            <text:p>Train accuracy: (tensor(0.9888), 0.6517158605974396)</text:p>
          </table:table-cell>
          <table:table-cell table:number-columns-repeated="16347"/>
        </table:table-row>
        <table:table-row table:style-name="ro1">
          <table:table-cell/>
          <table:table-cell table:number-columns-repeated="11" table:style-name="ce1"/>
          <table:table-cell office:value-type="string" table:style-name="ce1">
            <text:p>Train accuracy: (tensor(0.4336), 0.8499955547652916)</text:p>
          </table:table-cell>
          <table:table-cell table:number-columns-repeated="16371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Olof Ljunggren</meta:initial-creator>
    <dc:creator>Olof Ljunggren</dc:creator>
    <meta:creation-date>2024-03-05T09:26:42Z</meta:creation-date>
    <dc:date>2024-03-05T15:56:20Z</dc:date>
  </office:meta>
</office:document-meta>
</file>